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script-lb.xml" manifest:media-type="text/xml"/>
  <manifest:file-entry manifest:full-path="Basic/Standard/Controllo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adornments="Grassetto" style:font-family-generic="swiss" style:font-pitch="variable"/>
    <style:font-face style:name="Arial4" svg:font-family="Arial" style:font-adornments="Normale" style:font-family-generic="swiss" style:font-pitch="variable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Grassetto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adornments="Normale" style:font-family-generic="roman" style:font-pitch="variable"/>
    <style:font-face style:name="Liberation Serif2" svg:font-family="'Liberation Serif'" style:font-adornments="Grassetto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Liberation Serif4" svg:font-family="'Liberation Serif'" style:font-adornments="Corsivo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Verdana2" svg:font-family="Verdana" style:font-family-generic="swiss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cm"/>
    </style:style>
    <style:style style:name="co10" style:family="table-column">
      <style:table-column-properties fo:break-before="auto" style:column-width="6.301cm"/>
    </style:style>
    <style:style style:name="co11" style:family="table-column">
      <style:table-column-properties fo:break-before="auto" style:column-width="1.101cm"/>
    </style:style>
    <style:style style:name="co12" style:family="table-column">
      <style:table-column-properties fo:break-before="auto" style:column-width="1.3cm"/>
    </style:style>
    <style:style style:name="co13" style:family="table-column">
      <style:table-column-properties fo:break-before="auto" style:column-width="1.7cm"/>
    </style:style>
    <style:style style:name="co14" style:family="table-column">
      <style:table-column-properties fo:break-before="auto" style:column-width="1.951cm"/>
    </style:style>
    <style:style style:name="co15" style:family="table-column">
      <style:table-column-properties fo:break-before="auto" style:column-width="1.799cm"/>
    </style:style>
    <style:style style:name="co16" style:family="table-column">
      <style:table-column-properties fo:break-before="auto" style:column-width="1.836cm"/>
    </style:style>
    <style:style style:name="co17" style:family="table-column">
      <style:table-column-properties fo:break-before="auto" style:column-width="1.699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663cm"/>
    </style:style>
    <style:style style:name="co21" style:family="table-column">
      <style:table-column-properties fo:break-before="auto" style:column-width="2.644cm"/>
    </style:style>
    <style:style style:name="co22" style:family="table-column">
      <style:table-column-properties fo:break-before="auto" style:column-width="2.635cm"/>
    </style:style>
    <style:style style:name="co23" style:family="table-column">
      <style:table-column-properties fo:break-before="auto" style:column-width="2.732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323cm"/>
    </style:style>
    <style:style style:name="co26" style:family="table-column">
      <style:table-column-properties fo:break-before="auto" style:column-width="2.572cm"/>
    </style:style>
    <style:style style:name="co27" style:family="table-column">
      <style:table-column-properties fo:break-before="auto" style:column-width="6.872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2.928cm"/>
    </style:style>
    <style:style style:name="co30" style:family="table-column">
      <style:table-column-properties fo:break-before="auto" style:column-width="0.499cm"/>
    </style:style>
    <style:style style:name="co31" style:family="table-column">
      <style:table-column-properties fo:break-before="auto" style:column-width="7.001cm"/>
    </style:style>
    <style:style style:name="co32" style:family="table-column">
      <style:table-column-properties fo:break-before="auto" style:column-width="20.001cm"/>
    </style:style>
    <style:style style:name="co33" style:family="table-column">
      <style:table-column-properties fo:break-before="auto" style:column-width="4.588cm"/>
    </style:style>
    <style:style style:name="co34" style:family="table-column">
      <style:table-column-properties fo:break-before="auto" style:column-width="2.533cm"/>
    </style:style>
    <style:style style:name="co35" style:family="table-column">
      <style:table-column-properties fo:break-before="auto" style:column-width="0.676cm"/>
    </style:style>
    <style:style style:name="co36" style:family="table-column">
      <style:table-column-properties fo:break-before="auto" style:column-width="1.007cm"/>
    </style:style>
    <style:style style:name="co37" style:family="table-column">
      <style:table-column-properties fo:break-before="auto" style:column-width="1.439cm"/>
    </style:style>
    <style:style style:name="co38" style:family="table-column">
      <style:table-column-properties fo:break-before="auto" style:column-width="1.411cm"/>
    </style:style>
    <style:style style:name="co39" style:family="table-column">
      <style:table-column-properties fo:break-before="auto" style:column-width="1.229cm"/>
    </style:style>
    <style:style style:name="co40" style:family="table-column">
      <style:table-column-properties fo:break-before="auto" style:column-width="1.644cm"/>
    </style:style>
    <style:style style:name="co41" style:family="table-column">
      <style:table-column-properties fo:break-before="auto" style:column-width="10.656cm"/>
    </style:style>
    <style:style style:name="co42" style:family="table-column">
      <style:table-column-properties fo:break-before="auto" style:column-width="1.984cm"/>
    </style:style>
    <style:style style:name="co43" style:family="table-column">
      <style:table-column-properties fo:break-before="auto" style:column-width="1.473cm"/>
    </style:style>
    <style:style style:name="co44" style:family="table-column">
      <style:table-column-properties fo:break-before="auto" style:column-width="1.505cm"/>
    </style:style>
    <style:style style:name="co45" style:family="table-column">
      <style:table-column-properties fo:break-before="auto" style:column-width="1.75cm"/>
    </style:style>
    <style:style style:name="co46" style:family="table-column">
      <style:table-column-properties fo:break-before="auto" style:column-width="1.829cm"/>
    </style:style>
    <style:style style:name="co47" style:family="table-column">
      <style:table-column-properties fo:break-before="auto" style:column-width="2.242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1.757cm"/>
    </style:style>
    <style:style style:name="co50" style:family="table-column">
      <style:table-column-properties fo:break-before="auto" style:column-width="1.048cm"/>
    </style:style>
    <style:style style:name="co51" style:family="table-column">
      <style:table-column-properties fo:break-before="auto" style:column-width="1.275cm"/>
    </style:style>
    <style:style style:name="co52" style:family="table-column">
      <style:table-column-properties fo:break-before="auto" style:column-width="1.184cm"/>
    </style:style>
    <style:style style:name="co53" style:family="table-column">
      <style:table-column-properties fo:break-before="auto" style:column-width="2.778cm"/>
    </style:style>
    <style:style style:name="co54" style:family="table-column">
      <style:table-column-properties fo:break-before="auto" style:column-width="2.482cm"/>
    </style:style>
    <style:style style:name="co55" style:family="table-column">
      <style:table-column-properties fo:break-before="auto" style:column-width="3.083cm"/>
    </style:style>
    <style:style style:name="co56" style:family="table-column">
      <style:table-column-properties fo:break-before="auto" style:column-width="1.552cm"/>
    </style:style>
    <style:style style:name="co57" style:family="table-column">
      <style:table-column-properties fo:break-before="auto" style:column-width="1.833cm"/>
    </style:style>
    <style:style style:name="co58" style:family="table-column">
      <style:table-column-properties fo:break-before="auto" style:column-width="1.956cm"/>
    </style:style>
    <style:style style:name="co59" style:family="table-column">
      <style:table-column-properties fo:break-before="auto" style:column-width="2.439cm"/>
    </style:style>
    <style:style style:name="co60" style:family="table-column">
      <style:table-column-properties fo:break-before="auto" style:column-width="2.113cm"/>
    </style:style>
    <style:style style:name="co61" style:family="table-column">
      <style:table-column-properties fo:break-before="auto" style:column-width="1.746cm"/>
    </style:style>
    <style:style style:name="co62" style:family="table-column">
      <style:table-column-properties fo:break-before="auto" style:column-width="2.2cm"/>
    </style:style>
    <style:style style:name="co63" style:family="table-column">
      <style:table-column-properties fo:break-before="auto" style:column-width="7.632cm"/>
    </style:style>
    <style:style style:name="co64" style:family="table-column">
      <style:table-column-properties fo:break-before="auto" style:column-width="2.394cm"/>
    </style:style>
    <style:style style:name="co65" style:family="table-column">
      <style:table-column-properties fo:break-before="auto" style:column-width="1.379cm"/>
    </style:style>
    <style:style style:name="co66" style:family="table-column">
      <style:table-column-properties fo:break-before="auto" style:column-width="2.09cm"/>
    </style:style>
    <style:style style:name="co67" style:family="table-column">
      <style:table-column-properties fo:break-before="auto" style:column-width="2.198cm"/>
    </style:style>
    <style:style style:name="co68" style:family="table-column">
      <style:table-column-properties fo:break-before="auto" style:column-width="3.108cm"/>
    </style:style>
    <style:style style:name="co69" style:family="table-column">
      <style:table-column-properties fo:break-before="auto" style:column-width="3.154cm"/>
    </style:style>
    <style:style style:name="co70" style:family="table-column">
      <style:table-column-properties fo:break-before="auto" style:column-width="9.853cm"/>
    </style:style>
    <style:style style:name="co71" style:family="table-column">
      <style:table-column-properties fo:break-before="auto" style:column-width="4.039cm"/>
    </style:style>
    <style:style style:name="co72" style:family="table-column">
      <style:table-column-properties fo:break-before="auto" style:column-width="0.658cm"/>
    </style:style>
    <style:style style:name="co73" style:family="table-column">
      <style:table-column-properties fo:break-before="auto" style:column-width="7.869cm"/>
    </style:style>
    <style:style style:name="co74" style:family="table-column">
      <style:table-column-properties fo:break-before="auto" style:column-width="10.075cm"/>
    </style:style>
    <style:style style:name="co75" style:family="table-column">
      <style:table-column-properties fo:break-before="auto" style:column-width="5.045cm"/>
    </style:style>
    <style:style style:name="co76" style:family="table-column">
      <style:table-column-properties fo:break-before="auto" style:column-width="1.891cm"/>
    </style:style>
    <style:style style:name="co77" style:family="table-column">
      <style:table-column-properties fo:break-before="auto" style:column-width="1.977cm"/>
    </style:style>
    <style:style style:name="co78" style:family="table-column">
      <style:table-column-properties fo:break-before="auto" style:column-width="2.632cm"/>
    </style:style>
    <style:style style:name="co79" style:family="table-column">
      <style:table-column-properties fo:break-before="auto" style:column-width="1.512cm"/>
    </style:style>
    <style:style style:name="co80" style:family="table-column">
      <style:table-column-properties fo:break-before="auto" style:column-width="5.8cm"/>
    </style:style>
    <style:style style:name="co81" style:family="table-column">
      <style:table-column-properties fo:break-before="auto" style:column-width="1.409cm"/>
    </style:style>
    <style:style style:name="co82" style:family="table-column">
      <style:table-column-properties fo:break-before="auto" style:column-width="1.363cm"/>
    </style:style>
    <style:style style:name="co83" style:family="table-column">
      <style:table-column-properties fo:break-before="auto" style:column-width="0.494cm"/>
    </style:style>
    <style:style style:name="co84" style:family="table-column">
      <style:table-column-properties fo:break-before="auto" style:column-width="0.93cm"/>
    </style:style>
    <style:style style:name="co85" style:family="table-column">
      <style:table-column-properties fo:break-before="auto" style:column-width="0.926cm"/>
    </style:style>
    <style:style style:name="co86" style:family="table-column">
      <style:table-column-properties fo:break-before="auto" style:column-width="4.509cm"/>
    </style:style>
    <style:style style:name="co87" style:family="table-column">
      <style:table-column-properties fo:break-before="auto" style:column-width="3.399cm"/>
    </style:style>
    <style:style style:name="co88" style:family="table-column">
      <style:table-column-properties fo:break-before="auto" style:column-width="4.334cm"/>
    </style:style>
    <style:style style:name="co89" style:family="table-column">
      <style:table-column-properties fo:break-before="auto" style:column-width="4.438cm"/>
    </style:style>
    <style:style style:name="co90" style:family="table-column">
      <style:table-column-properties fo:break-before="auto" style:column-width="2.431cm"/>
    </style:style>
    <style:style style:name="co91" style:family="table-column">
      <style:table-column-properties fo:break-before="auto" style:column-width="3.388cm"/>
    </style:style>
    <style:style style:name="co92" style:family="table-column">
      <style:table-column-properties fo:break-before="auto" style:column-width="4.198cm"/>
    </style:style>
    <style:style style:name="co93" style:family="table-column">
      <style:table-column-properties fo:break-before="auto" style:column-width="8.765cm"/>
    </style:style>
    <style:style style:name="co94" style:family="table-column">
      <style:table-column-properties fo:break-before="auto" style:column-width="3.103cm"/>
    </style:style>
    <style:style style:name="co95" style:family="table-column">
      <style:table-column-properties fo:break-before="auto" style:column-width="2.298cm"/>
    </style:style>
    <style:style style:name="co96" style:family="table-column">
      <style:table-column-properties fo:break-before="auto" style:column-width="1.826cm"/>
    </style:style>
    <style:style style:name="co97" style:family="table-column">
      <style:table-column-properties fo:break-before="auto" style:column-width="2.282cm"/>
    </style:style>
    <style:style style:name="co98" style:family="table-column">
      <style:table-column-properties fo:break-before="auto" style:column-width="0.688cm"/>
    </style:style>
    <style:style style:name="co99" style:family="table-column">
      <style:table-column-properties fo:break-before="auto" style:column-width="2.63cm"/>
    </style:style>
    <style:style style:name="co100" style:family="table-column">
      <style:table-column-properties fo:break-before="auto" style:column-width="8.015cm"/>
    </style:style>
    <style:style style:name="co101" style:family="table-column">
      <style:table-column-properties fo:break-before="auto" style:column-width="2.977cm"/>
    </style:style>
    <style:style style:name="co102" style:family="table-column">
      <style:table-column-properties fo:break-before="auto" style:column-width="2.26cm"/>
    </style:style>
    <style:style style:name="co103" style:family="table-column">
      <style:table-column-properties fo:break-before="auto" style:column-width="8.324cm"/>
    </style:style>
    <style:style style:name="co104" style:family="table-column">
      <style:table-column-properties fo:break-before="auto" style:column-width="1.903cm"/>
    </style:style>
    <style:style style:name="co105" style:family="table-column">
      <style:table-column-properties fo:break-before="auto" style:column-width="2.917cm"/>
    </style:style>
    <style:style style:name="co106" style:family="table-column">
      <style:table-column-properties fo:break-before="auto" style:column-width="3.443cm"/>
    </style:style>
    <style:style style:name="co107" style:family="table-column">
      <style:table-column-properties fo:break-before="auto" style:column-width="8.431cm"/>
    </style:style>
    <style:style style:name="co108" style:family="table-column">
      <style:table-column-properties fo:break-before="auto" style:column-width="2.902cm"/>
    </style:style>
    <style:style style:name="co109" style:family="table-column">
      <style:table-column-properties fo:break-before="auto" style:column-width="2.967cm"/>
    </style:style>
    <style:style style:name="co110" style:family="table-column">
      <style:table-column-properties fo:break-before="auto" style:column-width="2.459cm"/>
    </style:style>
    <style:style style:name="co111" style:family="table-column">
      <style:table-column-properties fo:break-before="auto" style:column-width="1.018cm"/>
    </style:style>
    <style:style style:name="co112" style:family="table-column">
      <style:table-column-properties fo:break-before="auto" style:column-width="2.524cm"/>
    </style:style>
    <style:style style:name="co113" style:family="table-column">
      <style:table-column-properties fo:break-before="auto" style:column-width="1.806cm"/>
    </style:style>
    <style:style style:name="co114" style:family="table-column">
      <style:table-column-properties fo:break-before="auto" style:column-width="0.344cm"/>
    </style:style>
    <style:style style:name="co115" style:family="table-column">
      <style:table-column-properties fo:break-before="auto" style:column-width="5.05cm"/>
    </style:style>
    <style:style style:name="co116" style:family="table-column">
      <style:table-column-properties fo:break-before="auto" style:column-width="22.564cm"/>
    </style:style>
    <style:style style:name="co117" style:family="table-column">
      <style:table-column-properties fo:break-before="auto" style:column-width="15.111cm"/>
    </style:style>
    <style:style style:name="co118" style:family="table-column">
      <style:table-column-properties fo:break-before="auto" style:column-width="2.02cm"/>
    </style:style>
    <style:style style:name="co119" style:family="table-column">
      <style:table-column-properties fo:break-before="auto" style:column-width="1.245cm"/>
    </style:style>
    <style:style style:name="co120" style:family="table-column">
      <style:table-column-properties fo:break-before="auto" style:column-width="3.794cm"/>
    </style:style>
    <style:style style:name="co121" style:family="table-column">
      <style:table-column-properties fo:break-before="auto" style:column-width="5.574cm"/>
    </style:style>
    <style:style style:name="co122" style:family="table-column">
      <style:table-column-properties fo:break-before="auto" style:column-width="0.875cm"/>
    </style:style>
    <style:style style:name="co123" style:family="table-column">
      <style:table-column-properties fo:break-before="auto" style:column-width="3.415cm"/>
    </style:style>
    <style:style style:name="co124" style:family="table-column">
      <style:table-column-properties fo:break-before="auto" style:column-width="0.995cm"/>
    </style:style>
    <style:style style:name="co125" style:family="table-column">
      <style:table-column-properties fo:break-before="auto" style:column-width="2.551cm"/>
    </style:style>
    <style:style style:name="co126" style:family="table-column">
      <style:table-column-properties fo:break-before="auto" style:column-width="4.21cm"/>
    </style:style>
    <style:style style:name="co127" style:family="table-column">
      <style:table-column-properties fo:break-before="auto" style:column-width="2.561cm"/>
    </style:style>
    <style:style style:name="co128" style:family="table-column">
      <style:table-column-properties fo:break-before="auto" style:column-width="0.473cm"/>
    </style:style>
    <style:style style:name="co129" style:family="table-column">
      <style:table-column-properties fo:break-before="auto" style:column-width="1.526cm"/>
    </style:style>
    <style:style style:name="co130" style:family="table-column">
      <style:table-column-properties fo:break-before="auto" style:column-width="11.192cm"/>
    </style:style>
    <style:style style:name="co131" style:family="table-column">
      <style:table-column-properties fo:break-before="auto" style:column-width="0.593cm"/>
    </style:style>
    <style:style style:name="co13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1.032cm" fo:break-before="auto" style:use-optimal-row-height="true"/>
    </style:style>
    <style:style style:name="ro4" style:family="table-row">
      <style:table-row-properties style:row-height="0.624cm" fo:break-before="auto" style:use-optimal-row-height="true"/>
    </style:style>
    <style:style style:name="ro5" style:family="table-row">
      <style:table-row-properties style:row-height="0.591cm" fo:break-before="auto" style:use-optimal-row-height="true"/>
    </style:style>
    <style:style style:name="ro6" style:family="table-row">
      <style:table-row-properties style:row-height="0.801cm" fo:break-before="auto" style:use-optimal-row-height="false"/>
    </style:style>
    <style:style style:name="ro7" style:family="table-row">
      <style:table-row-properties style:row-height="0.482cm" fo:break-before="auto" style:use-optimal-row-height="true"/>
    </style:style>
    <style:style style:name="ro8" style:family="table-row">
      <style:table-row-properties style:row-height="0.474cm" fo:break-before="auto" style:use-optimal-row-height="true"/>
    </style:style>
    <style:style style:name="ro9" style:family="table-row">
      <style:table-row-properties style:row-height="0.568cm" fo:break-before="auto" style:use-optimal-row-height="true"/>
    </style:style>
    <style:style style:name="ro10" style:family="table-row">
      <style:table-row-properties style:row-height="0.542cm" fo:break-before="auto" style:use-optimal-row-height="true"/>
    </style:style>
    <style:style style:name="ro11" style:family="table-row">
      <style:table-row-properties style:row-height="0.681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0.787cm" fo:break-before="auto" style:use-optimal-row-height="true"/>
    </style:style>
    <style:style style:name="ro14" style:family="table-row">
      <style:table-row-properties style:row-height="1.097cm" fo:break-before="auto" style:use-optimal-row-height="true"/>
    </style:style>
    <style:style style:name="ro15" style:family="table-row">
      <style:table-row-properties style:row-height="0.469cm" fo:break-before="auto" style:use-optimal-row-height="true"/>
    </style:style>
    <style:style style:name="ro16" style:family="table-row">
      <style:table-row-properties style:row-height="0.459cm" fo:break-before="auto" style:use-optimal-row-height="tru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1.014cm" fo:break-before="auto" style:use-optimal-row-height="true"/>
    </style:style>
    <style:style style:name="ro19" style:family="table-row">
      <style:table-row-properties style:row-height="0.642cm" fo:break-before="auto" style:use-optimal-row-height="true"/>
    </style:style>
    <style:style style:name="ro20" style:family="table-row">
      <style:table-row-properties style:row-height="0.497cm" fo:break-before="auto" style:use-optimal-row-height="true"/>
    </style:style>
    <style:style style:name="ro21" style:family="table-row">
      <style:table-row-properties style:row-height="0.778cm" fo:break-before="auto" style:use-optimal-row-height="true"/>
    </style:style>
    <style:style style:name="ro22" style:family="table-row">
      <style:table-row-properties style:row-height="0.57cm" fo:break-before="auto" style:use-optimal-row-height="true"/>
    </style:style>
    <style:style style:name="ro23" style:family="table-row">
      <style:table-row-properties style:row-height="0.972cm" fo:break-before="auto" style:use-optimal-row-height="true"/>
    </style:style>
    <style:style style:name="ro24" style:family="table-row">
      <style:table-row-properties style:row-height="0.466cm" fo:break-before="auto" style:use-optimal-row-height="true"/>
    </style:style>
    <style:style style:name="ro25" style:family="table-row">
      <style:table-row-properties style:row-height="0.845cm" fo:break-before="auto" style:use-optimal-row-height="true"/>
    </style:style>
    <style:style style:name="ro26" style:family="table-row">
      <style:table-row-properties style:row-height="0.515cm" fo:break-before="auto" style:use-optimal-row-height="true"/>
    </style:style>
    <style:style style:name="ro27" style:family="table-row">
      <style:table-row-properties style:row-height="0.938cm" fo:break-before="auto" style:use-optimal-row-height="true"/>
    </style:style>
    <style:style style:name="ro28" style:family="table-row">
      <style:table-row-properties style:row-height="0.563cm" fo:break-before="auto" style:use-optimal-row-height="true"/>
    </style:style>
    <style:style style:name="ro29" style:family="table-row">
      <style:table-row-properties style:row-height="0.487cm" fo:break-before="auto" style:use-optimal-row-height="true"/>
    </style:style>
    <style:style style:name="ro30" style:family="table-row">
      <style:table-row-properties style:row-height="0.46cm" fo:break-before="auto" style:use-optimal-row-height="true"/>
    </style:style>
    <style:style style:name="ro31" style:family="table-row">
      <style:table-row-properties style:row-height="0.718cm" fo:break-before="auto" style:use-optimal-row-height="true"/>
    </style:style>
    <style:style style:name="ro32" style:family="table-row">
      <style:table-row-properties style:row-height="0.557cm" fo:break-before="auto" style:use-optimal-row-height="true"/>
    </style:style>
    <style:style style:name="ro33" style:family="table-row">
      <style:table-row-properties style:row-height="0.494cm" fo:break-before="auto" style:use-optimal-row-height="true"/>
    </style:style>
    <style:style style:name="ro34" style:family="table-row">
      <style:table-row-properties style:row-height="0.464cm" fo:break-before="auto" style:use-optimal-row-height="true"/>
    </style:style>
    <style:style style:name="ro35" style:family="table-row">
      <style:table-row-properties style:row-height="0.709cm" fo:break-before="auto" style:use-optimal-row-height="true"/>
    </style:style>
    <style:style style:name="ro36" style:family="table-row">
      <style:table-row-properties style:row-height="1.658cm" fo:break-before="auto" style:use-optimal-row-height="true"/>
    </style:style>
    <style:style style:name="ro37" style:family="table-row">
      <style:table-row-properties style:row-height="0.69cm" fo:break-before="auto" style:use-optimal-row-height="true"/>
    </style:style>
    <style:style style:name="ro38" style:family="table-row">
      <style:table-row-properties style:row-height="0.586cm" fo:break-before="auto" style:use-optimal-row-height="true"/>
    </style:style>
    <style:style style:name="ro39" style:family="table-row">
      <style:table-row-properties style:row-height="0.723cm" fo:break-before="auto" style:use-optimal-row-height="true"/>
    </style:style>
    <style:style style:name="ro40" style:family="table-row">
      <style:table-row-properties style:row-height="0.54cm" fo:break-before="auto" style:use-optimal-row-height="true"/>
    </style:style>
    <style:style style:name="ro41" style:family="table-row">
      <style:table-row-properties style:row-height="0.584cm" fo:break-before="auto" style:use-optimal-row-height="true"/>
    </style:style>
    <style:style style:name="ro42" style:family="table-row">
      <style:table-row-properties style:row-height="1.293cm" fo:break-before="auto" style:use-optimal-row-height="true"/>
    </style:style>
    <style:style style:name="ro43" style:family="table-row">
      <style:table-row-properties style:row-height="0.863cm" fo:break-before="auto" style:use-optimal-row-height="true"/>
    </style:style>
    <style:style style:name="ro44" style:family="table-row">
      <style:table-row-properties style:row-height="2.588cm" fo:break-before="auto" style:use-optimal-row-height="true"/>
    </style:style>
    <style:style style:name="ro45" style:family="table-row">
      <style:table-row-properties style:row-height="1.725cm" fo:break-before="auto" style:use-optimal-row-height="true"/>
    </style:style>
    <style:style style:name="ro46" style:family="table-row">
      <style:table-row-properties style:row-height="0.529cm" fo:break-before="page" style:use-optimal-row-height="true"/>
    </style:style>
    <style:style style:name="ro47" style:family="table-row">
      <style:table-row-properties style:row-height="0.6cm" fo:break-before="auto" style:use-optimal-row-height="true"/>
    </style:style>
    <style:style style:name="ro48" style:family="table-row">
      <style:table-row-properties style:row-height="1.192cm" fo:break-before="auto" style:use-optimal-row-height="true"/>
    </style:style>
    <style:style style:name="ro49" style:family="table-row">
      <style:table-row-properties style:row-height="0.93cm" fo:break-before="auto" style:use-optimal-row-height="true"/>
    </style:style>
    <style:style style:name="ro50" style:family="table-row">
      <style:table-row-properties style:row-height="1.362cm" fo:break-before="auto" style:use-optimal-row-height="true"/>
    </style:style>
    <style:style style:name="ro51" style:family="table-row">
      <style:table-row-properties style:row-height="0.452cm" fo:break-before="page" style:use-optimal-row-height="true"/>
    </style:style>
    <style:style style:name="ro52" style:family="table-row">
      <style:table-row-properties style:row-height="0.582cm" fo:break-before="auto" style:use-optimal-row-height="true"/>
    </style:style>
    <style:style style:name="ro53" style:family="table-row">
      <style:table-row-properties style:row-height="1.099cm" fo:break-before="auto" style:use-optimal-row-height="true"/>
    </style:style>
    <style:style style:name="ro54" style:family="table-row">
      <style:table-row-properties style:row-height="0.647cm" fo:break-before="auto" style:use-optimal-row-height="true"/>
    </style:style>
    <style:style style:name="ro55" style:family="table-row">
      <style:table-row-properties style:row-height="0.631cm" fo:break-before="auto" style:use-optimal-row-height="true"/>
    </style:style>
    <style:style style:name="ro56" style:family="table-row">
      <style:table-row-properties style:row-height="0.794cm" fo:break-before="auto" style:use-optimal-row-height="true"/>
    </style:style>
    <style:style style:name="ro57" style:family="table-row">
      <style:table-row-properties style:row-height="1.104cm" fo:break-before="auto" style:use-optimal-row-height="true"/>
    </style:style>
    <style:style style:name="ro58" style:family="table-row">
      <style:table-row-properties style:row-height="0.517cm" fo:break-before="auto" style:use-optimal-row-height="true"/>
    </style:style>
    <style:style style:name="ro59" style:family="table-row">
      <style:table-row-properties style:row-height="0.492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style:style style:name="ta7" style:family="table" style:master-page-name="LISTA_5f_A3">
      <style:table-properties table:display="true" style:writing-mode="lr-tb" table:tab-color="#ffdbb6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Riga_5f_rossa_5f_Chiudi">
      <style:text-properties fo:font-weight="bold" style:font-weight-asian="bold" style:font-weight-complex="bold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EP_20_statistiche_5f_q">
      <style:text-properties fo:font-weight="bold" style:font-weight-asian="bold" style:font-weight-complex="bold"/>
    </style:style>
    <style:style style:name="ce4" style:family="table-cell" style:parent-style-name="EP-mezzo_20__25_">
      <style:text-properties fo:font-weight="bold" style:font-weight-asian="bold" style:font-weight-complex="bold"/>
    </style:style>
    <style:style style:name="ce54" style:family="table-cell" style:parent-style-name="comp_20_Int_5f_colonna">
      <style:text-properties style:font-name="Liberation Serif1" style:font-name-asian="Andale Sans UI" style:font-name-complex="Arial2"/>
    </style:style>
    <style:style style:name="ce5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481" style:family="table-cell" style:parent-style-name="Default">
      <style:table-cell-properties style:text-align-source="value-type" style:repeat-content="false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19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21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zxx" style:country-asian="none" style:font-style-asian="normal" style:font-weight-asian="normal" style:font-name-complex="Arial1" style:font-size-complex="7.94999980926514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it" style:country-asian="IT" style:font-style-asian="normal" style:font-weight-asian="normal" style:font-name-complex="Arial" style:font-size-complex="12pt" style:language-complex="it" style:country-complex="IT" style:font-style-complex="normal" style:font-weight-complex="normal" style:text-emphasize="none" style:font-relief="none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5" style:font-name-asian="Andale Sans UI" style:font-name-complex="Arial2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72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7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207" style:family="table-cell" style:parent-style-name="Dati_20__25__20_dx" style:data-style-name="N127">
      <style:text-properties style:font-name="Liberation Sans Narrow1" fo:font-weight="bold" style:font-size-asian="10pt" style:font-weight-asian="normal" style:font-size-complex="10pt" style:font-weight-complex="normal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283" style:family="table-cell" style:parent-style-name="livello-2-sotto_5f_">
      <style:table-cell-properties style:text-align-source="fix" style:repeat-content="false"/>
      <style:paragraph-properties fo:text-align="center" fo:margin-left="0cm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7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5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7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7" style:font-size-asian="6.80000019073486pt" style:language-asian="en" style:country-asian="US" style:font-style-asian="normal" style:font-weight-asian="bold" style:font-name-complex="Liberation Serif7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7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7" style:font-size-asian="6.80000019073486pt" style:language-asian="en" style:country-asian="US" style:font-style-asian="normal" style:font-weight-asian="normal" style:font-name-complex="Liberation Serif7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7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7" style:font-size-asian="6.80000019073486pt" style:language-asian="en" style:country-asian="US" style:font-style-asian="normal" style:font-weight-asian="normal" style:font-name-complex="Liberation Serif7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55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2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8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60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72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1" style:family="table-cell" style:parent-style-name="Default">
      <style:table-cell-properties fo:background-color="transparent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it" style:country-asian="IT" style:font-style-asian="normal" style:font-weight-asian="normal" style:font-name-complex="Arial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0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bold" style:font-name-complex="Arial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bold" style:font-name-complex="Arial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5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60" style:family="table-cell" style:parent-style-name="Defaul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64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65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633" style:family="table-cell" style:parent-style-name="comp_20_Int_5f_colonna">
      <style:text-properties fo:font-weight="bold" style:font-weight-asian="bold" style:font-weight-complex="bold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8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padding-bottom="0.035cm" fo:padding-left="0.136cm" fo:padding-right="0.035cm" fo:padding-top="0.035cm"/>
      <style:text-properties fo:font-size="11pt"/>
    </style:style>
    <style:style style:name="ce740" style:family="table-cell" style:parent-style-name="SPath">
      <style:table-cell-properties style:text-align-source="fix" style:repeat-content="false" style:vertical-align="middle"/>
      <style:paragraph-properties fo:text-align="start" fo:margin-left="0cm"/>
    </style:style>
    <style:style style:name="ce7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42" style:family="table-cell" style:parent-style-name="SPath">
      <style:table-cell-properties style:vertical-align="middle"/>
    </style:style>
    <style:style style:name="ce743" style:family="table-cell" style:parent-style-name="Defaul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it" style:country-asian="IT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it" style:country-asian="IT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ce63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5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6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0.06pt solid #000000" fo:background-color="#f0fff0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0.06pt solid #000000" fo:background-color="#fffafa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0.06pt solid #000000" fo:background-color="#f0ffff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1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7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71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2" style:family="table-cell" style:parent-style-name="Default" style:data-style-name="N10100">
      <style:table-cell-properties style:glyph-orientation-vertical="0" fo:background-color="#f0fff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100">
      <style:table-cell-properties style:glyph-orientation-vertical="0" fo:background-color="#fffaf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4" style:family="table-cell" style:parent-style-name="Default" style:data-style-name="N10100">
      <style:table-cell-properties style:glyph-orientation-vertical="0" fo:background-color="#f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imes New Roman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bold" style:font-name-complex="Times New Roman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4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5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5" style:family="table-cell" style:parent-style-name="Default">
      <style:table-cell-properties fo:background-color="#f5f5f5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8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9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 style:data-style-name="N322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9" style:family="table-cell" style:parent-style-name="ok">
      <style:table-cell-properties fo:background-color="transparent" fo:border="0.06pt solid #000000"/>
      <style:text-properties style:font-weight-asian="bold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61" style:family="table-cell" style:parent-style-name="ok">
      <style:table-cell-properties fo:background-color="transparent" fo:border="0.06pt solid #000000"/>
    </style:style>
    <style:style style:name="ce763" style:family="table-cell" style:parent-style-name="ok">
      <style:table-cell-properties fo:background-color="transparent"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1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ok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74" style:family="table-cell" style:parent-style-name="ok">
      <style:table-cell-properties style:glyph-orientation-vertical="0" fo:background-color="transparent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3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ok">
      <style:table-cell-properties style:glyph-orientation-vertical="0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53" style:family="table-cell" style:parent-style-name="ok">
      <style:table-cell-properties style:glyph-orientation-vertical="0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6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89" style:family="table-cell" style:parent-style-name="Default">
      <style:table-cell-properties fo:border-bottom="0.06pt solid #000000" fo:background-color="#f5f5f5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7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1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2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8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9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7" style:family="table-cell" style:parent-style-name="Default" style:data-style-name="N111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00" style:family="table-cell" style:parent-style-name="Default" style:data-style-name="N111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0" style:family="table-cell" style:parent-style-name="Default" style:data-style-name="N111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3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5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6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7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8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9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0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31" style:family="table-cell" style:parent-style-name="Default" style:data-style-name="N111">
      <style:table-cell-properties fo:background-color="transparent" fo:border="0.74pt solid #000000" style:vertical-align="middle"/>
      <style:text-properties style:font-name="Liberation Sans Narrow"/>
    </style:style>
    <style:style style:name="ce83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3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4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3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 fo:wrap-option="wrap" fo:border="0.74pt solid #000000" fo:padding="0.101cm" style:vertical-align="top"/>
      <style:paragraph-properties fo:text-align="start" fo:margin-left="0cm"/>
    </style:style>
    <style:style style:name="ce838" style:family="table-cell" style:parent-style-name="Default">
      <style:table-cell-properties fo:border-bottom="none" fo:background-color="transparent" fo:border-left="none" fo:padding="0.101cm" fo:border-right="0.74pt solid #000000" fo:border-top="none"/>
    </style:style>
    <style:style style:name="ce839" style:family="table-cell" style:parent-style-name="Default">
      <style:table-cell-properties fo:border-bottom="none" fo:border-left="none" fo:padding="0.101cm" fo:border-right="0.74pt solid #000000" fo:border-top="none" style:vertical-align="middle"/>
    </style:style>
    <style:style style:name="ce840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1" style:family="table-cell" style:parent-style-name="Default" style:data-style-name="N10001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2" style:family="table-cell" style:parent-style-name="Default" style:data-style-name="N10100">
      <style:table-cell-properties fo:border-bottom="none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3" style:family="table-cell" style:parent-style-name="Default" style:data-style-name="N10100">
      <style:table-cell-properties fo:border-bottom="0.74pt solid #000000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4" style:family="table-cell" style:parent-style-name="Default" style:data-style-name="N10100">
      <style:table-cell-properties style:diagonal-bl-tr="none" style:diagonal-tl-br="none" fo:border="none" fo:padding="0.101cm" style:rotation-align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5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C2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'Lista 1'.B16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cP_Cop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  <table:content-validation table:name="val17" table:condition="of:cell-content-is-in-list(&quot;gennaio&quot;;&quot;febbraio&quot;;&quot;marzo&quot;;&quot;aprile&quot;;&quot;maggio&quot;;&quot;giugno&quot;;&quot;luglio&quot;;&quot;agosto&quot;;&quot;settembre&quot;;&quot;ottobre&quot;;&quot;novembre&quot;;&quot;dicembre&quot;;&quot;&quot;)" table:allow-empty-cell="true" table:display-list="unsorted" table:base-cell-address="COMPUTO.AJ1">
          <table:error-message table:message-type="stop" table:display="tru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-group table:display="false">
          <table:table-column table:style-name="co3" table:visibility="collapse" table:default-cell-style-name="Default"/>
        </table:table-column-group>
        <table:table-column table:style-name="co1" table:default-cell-style-name="Default"/>
        <table:table-column-group table:display="false">
          <table:table-column table:style-name="co3" table:visibility="collapse" table:number-columns-repeated="2" table:default-cell-style-name="Default"/>
          <table:table-column table:style-name="co1" table:visibility="collapse" table:default-cell-style-name="Default"/>
          <table:table-column table:style-name="co4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1" table:number-columns-repeated="2" table:default-cell-style-name="Default"/>
        <table:table-column-group table:display="false">
          <table:table-column table:style-name="co1" table:visibility="collapse" table:default-cell-style-name="Default"/>
        </table:table-column-group>
        <table:table-column table:style-name="co5" table:default-cell-style-name="Default"/>
        <table:table-column table:style-name="co1" table:default-cell-style-name="Default"/>
        <table:table-column-group table:display="false">
          <table:table-column table:style-name="co1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-group table:display="false">
          <table:table-column table:style-name="co6" table:visibility="collapse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EP-mezzo_20__25_"/>
        <table:table-column table:style-name="co7" table:number-columns-repeated="35"/>
        <table:table-column table:style-name="co8" table:number-columns-repeated="16323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20"/>
          <table:table-cell office:value-type="string" calcext:value-type="string">
            <text:p>COMPUTO_VARIANTE</text:p>
          </table:table-cell>
          <table:table-cell/>
          <table:table-cell table:style-name="Default" table:number-columns-repeated="16359"/>
        </table:table-row>
        <table:table-row table:style-name="ro2">
          <table: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omp_20_In_20_testa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omp_20_In_20_testa" table:number-columns-repeated="5"/>
          <table:table-cell/>
          <table:table-cell table:style-name="comp_20_In_20_testa" table:number-columns-repeated="3"/>
          <table:table-cell/>
          <table:table-cell table:style-name="comp_20_In_20_testa" table:number-columns-repeated="3"/>
          <table:table-cell/>
          <table:table-cell table:style-name="comp_20_In_20_testa" table:formula="of:=IF(SUBTOTAL(9;[.T3:.T4])=0;&quot;--&quot;;SUBTOTAL(9;[.T3:.T4]))" office:value-type="string" office:string-value="--" calcext:value-type="string">
            <text:p>--</text:p>
          </table:table-cell>
          <table:table-cell table:style-name="comp_20_In_20_testa" table:formula="of:=IF(SUBTOTAL(9;[.U3:.U4])=0;&quot;--&quot;;SUBTOTAL(9;[.U3:.U4]))" office:value-type="string" office:string-value="--" calcext:value-type="string">
            <text:p>--</text:p>
          </table:table-cell>
          <table:table-cell table:style-name="comp_20_In_20_testa" table:formula="of:=IF(SUBTOTAL(9;[.V3:.V4])=0;&quot;--&quot;;SUBTOTAL(9;[.V3:.V4]))" office:value-type="string" office:string-value="--" calcext:value-type="string">
            <text:p>--</text:p>
          </table:table-cell>
          <table:table-cell/>
          <table:table-cell table:style-name="comp_20_In_20_testa" table:formula="of:=IF(SUBTOTAL(9;[.X3:.X4])=0;&quot;--&quot;;SUBTOTAL(9;[.X3:.X4]))" office:value-type="string" office:string-value="--" calcext:value-type="string">
            <text:p>--</text:p>
          </table:table-cell>
          <table:table-cell table:style-name="comp_20_In_20_testa" table:formula="of:=IF(SUBTOTAL(9;[.Y3:.Y4])=0;&quot;--&quot;;SUBTOTAL(9;[.Y3:.Y4]))" office:value-type="string" office:string-value="--" calcext:value-type="string">
            <text:p>--</text:p>
          </table:table-cell>
          <table:table-cell table:formula="of:=IFERROR(COM.MICROSOFT.LET(_xlpm.t;N([.T2]);_xlpm.u;N([.U2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style-name="Default" table:number-columns-repeated="16358"/>
        </table:table-row>
        <table:table-header-rows>
          <table:table-row table:style-name="ro3">
            <table:table-cell table:style-name="EP-a_20_-Top" office:value-type="string" calcext:value-type="string">
              <text:p>Codice</text:p>
              <text:p>Articolo</text:p>
            </table:table-cell>
            <table:table-cell table:style-name="EP-a_20_-Top" office:value-type="string" calcext:value-type="string">
              <text:p>DESCRIZIONE DEI LAVORI</text:p>
              <text:p>E DELLE SOMMINISTRAZIONI</text:p>
            </table:table-cell>
            <table:table-cell table:style-name="EP-a_20_-Top" office:value-type="string" calcext:value-type="string">
              <text:p>Unità</text:p>
              <text:p>di misura</text:p>
            </table:table-cell>
            <table:table-cell table:style-name="EP-a_20_-Top" office:value-type="string" calcext:value-type="string">
              <text:p>Sicurezza</text:p>
              <text:p>inclusa</text:p>
            </table:table-cell>
            <table:table-cell table:style-name="EP-a_20_-Top" office:value-type="string" calcext:value-type="string">
              <text:p>Prezzo</text:p>
              <text:p>unitario</text:p>
            </table:table-cell>
            <table:table-cell table:style-name="EP-a_20_-Top" office:value-type="string" calcext:value-type="string">
              <text:p>Incidenza</text:p>
              <text:p>MdO</text:p>
            </table:table-cell>
            <table:table-cell table:style-name="EP-a_20_-Top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EP-a_20_-Top" office:value-type="string" calcext:value-type="string">
              <text:p>Quantità</text:p>
              <text:p>Computo</text:p>
            </table:table-cell>
            <table:table-cell table:style-name="EP-a_20_-Top" office:value-type="string" calcext:value-type="string">
              <text:p>Quantità</text:p>
              <text:p>Variante</text:p>
            </table:table-cell>
            <table:table-cell table:style-name="EP-a_20_-Top" office:value-type="string" calcext:value-type="string">
              <text:p>Quantità</text:p>
              <text:p>Contabilità</text:p>
            </table:table-cell>
            <table:table-cell/>
            <table:table-cell table:style-name="EP-a_20_-Top" office:value-type="string" calcext:value-type="string">
              <text:p>Scostamento</text:p>
              <text:p>Variante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Variante</text:p>
            </table:table-cell>
            <table:table-cell/>
            <table:table-cell table:style-name="EP-a_20_-Top" office:value-type="string" calcext:value-type="string">
              <text:p>Importi</text:p>
              <text:p>Computo</text:p>
            </table:table-cell>
            <table:table-cell table:style-name="EP-a_20_-Top" office:value-type="string" calcext:value-type="string">
              <text:p>Importi</text:p>
              <text:p>Variante</text:p>
            </table:table-cell>
            <table:table-cell table:style-name="EP-a_20_-Top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style-name="Default" table:number-columns-repeated="16358"/>
          </table:table-row>
        </table:table-header-rows>
        <table:table-row table:style-name="ro4"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style-name="EP-sfondo" table:number-columns-repeated="2"/>
          <table:table-cell/>
          <table:table-cell table:style-name="EP_20_statistiche_5f_q" table:formula="of:=COM.MICROSOFT.LET(_xlpm.s; SUMIF(AA; [.A4]; BB); IF(_xlpm.s &lt;&gt; 0; _xlpm.s; &quot;--&quot;))" office:value-type="string" office:string-value="--" calcext:value-type="string">
            <text:p>--</text:p>
          </table:table-cell>
          <table:table-cell table:style-name="EP_20_statistiche_5f_q" table:formula="of:=SUMIF(AA;[.A4];BB)" office:value-type="float" office:value="0" calcext:value-type="float">
            <text:p>0,00</text:p>
          </table:table-cell>
          <table:table-cell table:style-name="EP_20_statistiche_5f_q" table:formula="of:=SUMIF(AA;[.A4];cEuro)" office:value-type="float" office:value="0" calcext:value-type="float">
            <text:p>0,00</text:p>
          </table:table-cell>
          <table:table-cell/>
          <table:table-cell table:style-name="EP_20_statistiche_5f_q" table:number-columns-repeated="3"/>
          <table:table-cell/>
          <table:table-cell table:style-name="EP_20_statistiche_5f_q" table:number-columns-repeated="3"/>
          <table:table-cell/>
          <table:table-cell table:style-name="EP_20_statistiche_5f_q" table:number-columns-repeated="2"/>
          <table:table-cell/>
          <table:table-cell table:style-name="Default" table:number-columns-repeated="16358"/>
        </table:table-row>
        <table:table-row table:style-name="ro4">
          <table:table-cell table:style-name="ce1" office:value-type="string" calcext:value-type="string">
            <text:p>Fine elenco</text:p>
          </table:table-cell>
          <table:table-cell table:style-name="ce1" office:value-type="string" calcext:value-type="string">
            <text:p>Questa riga NON deve essere cancellata, MAI!!!(ma può rimanere tranquillamente NASCOSTA!)</text:p>
          </table:table-cell>
          <table:table-cell table:style-name="ce1" table:number-columns-repeated="8"/>
          <table:table-cell table:style-name="ce632"/>
          <table:table-cell table:style-name="ce5" table:number-columns-spanned="3" table:number-rows-spanned="1"/>
          <table:covered-table-cell table:number-columns-repeated="2" table:style-name="ce5"/>
          <table:table-cell table:style-name="ce632"/>
          <table:table-cell table:style-name="ce5" office:value-type="string" calcext:value-type="string" table:number-columns-spanned="3" table:number-rows-spanned="1">
            <text:p>TOTALE</text:p>
          </table:table-cell>
          <table:covered-table-cell table:number-columns-repeated="2" table:style-name="ce5"/>
          <table:table-cell table:style-name="ce632"/>
          <table:table-cell table:style-name="ce5" table:formula="of:=IF(SUBTOTAL(9;[.T3:.T4])=0;&quot;--&quot;;SUBTOTAL(9;[.T3:.T4]))" office:value-type="string" office:string-value="--" calcext:value-type="string">
            <text:p>--</text:p>
          </table:table-cell>
          <table:table-cell table:style-name="ce5" table:formula="of:=IF(SUBTOTAL(9;[.U3:.U4])=0;&quot;--&quot;;SUBTOTAL(9;[.U3:.U4]))" office:value-type="string" office:string-value="--" calcext:value-type="string">
            <text:p>--</text:p>
          </table:table-cell>
          <table:table-cell table:style-name="ce5" table:formula="of:=IF(SUBTOTAL(9;[.V3:.V4])=0;&quot;--&quot;;SUBTOTAL(9;[.V3:.V4]))" office:value-type="string" office:string-value="--" calcext:value-type="string">
            <text:p>--</text:p>
          </table:table-cell>
          <table:table-cell table:style-name="ce632"/>
          <table:table-cell table:style-name="ce5" table:formula="of:=IF(SUBTOTAL(9;[.X3:.X4])=0;&quot;--&quot;;SUBTOTAL(9;[.X3:.X4]))" office:value-type="string" office:string-value="--" calcext:value-type="string">
            <text:p>--</text:p>
          </table:table-cell>
          <table:table-cell table:style-name="ce5" table:formula="of:=IF(SUBTOTAL(9;[.Y3:.Y4])=0;&quot;--&quot;;SUBTOTAL(9;[.Y3:.Y4]))" office:value-type="string" office:string-value="--" calcext:value-type="string">
            <text:p>--</text:p>
          </table:table-cell>
          <table:table-cell table:style-name="ce4" table:formula="of:=IFERROR(COM.MICROSOFT.LET(_xlpm.t;N([.T5]);_xlpm.u;N([.U5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style-name="ce632" table:number-columns-repeated="16358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3" table:default-cell-style-name="Default"/>
        <table:table-column table:style-name="co10" table:default-cell-style-name="comp_20_Int_5f_colonna"/>
        <table:table-column table:style-name="co11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 table:style-name="co11" table:visibility="collapse" table:default-cell-style-name="Default"/>
        <table:table-column table:style-name="co13" table:default-cell-style-name="Comp-Bianche_20_in_20_mezzo"/>
        <table:table-column table:style-name="co11" table:visibility="collapse" table:number-columns-repeated="6" table:default-cell-style-name="Comp-Bianche_20_in_20_mezzo"/>
        <table:table-column table:style-name="co14" table:default-cell-style-name="Comp-Bianche_20_in_20_mezzo"/>
        <table:table-column table:style-name="co11" table:visibility="collapse" table:number-columns-repeated="9" table:default-cell-style-name="Comp-Bianche_20_in_20_mezzo"/>
        <table:table-column table:style-name="co13" table:visibility="collapse" table:default-cell-style-name="Comp-Bianche_20_in_20_mezzo"/>
        <table:table-column-group table:display="false">
          <table:table-column table:style-name="co15" table:visibility="collapse" table:number-columns-repeated="2" table:default-cell-style-name="Comp-Bianche_20_in_20_mezzo"/>
        </table:table-column-group>
        <table:table-column table:style-name="co16" table:visibility="collapse" table:number-columns-repeated="5" table:default-cell-style-name="Comp-Bianche_20_in_20_mezzo"/>
        <table:table-column table:style-name="co17" table:visibility="collapse" table:default-cell-style-name="Comp-Bianche_20_in_20_mezzo"/>
        <table:table-column table:style-name="co17" table:visibility="collapse" table:number-columns-repeated="6" table:default-cell-style-name="Default"/>
        <table:table-column table:style-name="co17" table:visibility="collapse" table:default-cell-style-name="COnt_5f_noP"/>
        <table:table-column table:style-name="co17" table:default-cell-style-name="Default"/>
        <table:table-column table:style-name="co18" table:default-cell-style-name="Default"/>
        <table:table-column-group>
          <table:table-column table:style-name="co18" table:number-columns-repeated="4" table:default-cell-style-name="Default"/>
          <table:table-column table:style-name="co19" table:default-cell-style-name="Default"/>
          <table:table-column table:style-name="co11" table:number-columns-repeated="48" table:default-cell-style-name="Default"/>
          <table:table-column table:style-name="co11" table:number-columns-repeated="16284"/>
        </table:table-column-group>
        <table:table-column table:style-name="co11"/>
        <table:table-row table:style-name="ro1">
          <table:table-cell table:number-columns-repeated="2"/>
          <table:table-cell table:formula="of:=RIGHT(CELL(&quot;FILENAME&quot;; [.A1]); LEN(CELL(&quot;FILENAME&quot;; [.A1])) - FIND(&quot;$&quot;; CELL(&quot;FILENAME&quot;; [.A1])) )" office:value-type="string" office:string-value="COMPUTO" calcext:value-type="string">
            <text:p>COMPUTO</text:p>
          </table:table-cell>
          <table:table-cell table:number-columns-repeated="2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style-name="Default" table:number-columns-repeated="16285"/>
        </table:table-row>
        <table:table-row table:style-name="ro5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4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5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55"/>
          <table:table-cell table:style-name="Default" table:number-columns-repeated="16285"/>
        </table:table-row>
        <table:table-header-rows>
          <table:table-row table:style-name="ro6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5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55"/>
            <table:table-cell table:style-name="Default" table:number-columns-repeated="16285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60"/>
          <table:table-cell table:style-name="Default" table:number-columns-repeated="16285"/>
        </table:table-row>
        <table:table-row table:style-name="ro7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60"/>
          <table:table-cell table:style-name="Default" table:number-columns-repeated="1628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60"/>
            <table:table-cell table:style-name="Default" table:number-columns-repeated="1628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60"/>
          <table:table-cell table:style-name="Default" table:number-columns-repeated="1628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4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55"/>
          <table:table-cell table:style-name="Default" table:number-columns-repeated="16285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55"/>
          <table:table-cell table:style-name="Default" table:number-columns-repeated="16285"/>
        </table:table-row>
      </table:table>
      <table:table table:name="cT_Doc_Ult" table:style-name="ta3" table:print="false">
        <table:table-column table:style-name="co20" table:default-cell-style-name="C_5f_BASE"/>
        <table:table-column table:style-name="co21" table:default-cell-style-name="C_5f_BASE"/>
        <table:table-column table:style-name="co22" table:number-columns-repeated="3" table:default-cell-style-name="C_5f_BASE"/>
        <table:table-column table:style-name="co23" table:default-cell-style-name="C_5f_BASE"/>
        <table:table-column table:style-name="co22" table:default-cell-style-name="C_5f_BASE"/>
        <table:table-column table:style-name="co24" table:default-cell-style-name="Default"/>
        <table:table-row table:style-name="ro10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11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2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0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8" table:default-cell-style-name="Default"/>
        <table:table-column table:style-name="co8" table:default-cell-style-name="ce19"/>
        <table:table-column table:style-name="co8" table:default-cell-style-name="Default"/>
        <table:table-column table:style-name="co8" table:default-cell-style-name="ce342"/>
        <table:table-column table:style-name="co8" table:number-columns-repeated="6" table:default-cell-style-name="Default"/>
        <table:table-row table:style-name="ro8">
          <table:table-cell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8">
          <table:table-cell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1"/>
          <table:covered-table-cell table:number-columns-repeated="3"/>
          <table:table-cell table:number-columns-repeated="3"/>
        </table:table-row>
        <table:table-row table:style-name="ro8" table:number-rows-repeated="2">
          <table:table-cell table:style-name="ce279"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10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4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23"/>
          <table:covered-table-cell table:number-columns-repeated="3"/>
          <table:table-cell table:number-columns-repeated="3"/>
        </table:table-row>
        <table:table-row table:style-name="ro16">
          <table:table-cell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7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6" table:number-rows-repeated="4">
          <table:table-cell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6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string" office:string-value="Appaltatore" calcext:value-type="string">
            <text:p>Appaltatore</text:p>
          </table:table-cell>
          <table:table-cell table:style-name="Default"/>
          <table:table-cell table:number-columns-repeated="6"/>
        </table:table-row>
        <table:table-row table:style-name="ro17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18" office:value-type="string" calcext:value-type="string" table:number-columns-spanned="4" table:number-rows-spanned="1">
            <text:p>Descrizione</text:p>
          </table:table-cell>
          <table:covered-table-cell table:style-name="ce18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19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19"/>
          <table:covered-table-cell/>
          <table:covered-table-cell table:style-name="ce346"/>
          <table:table-cell table:style-name="ce349" table:formula="of:=[S2.C71]" office:value-type="percentage" office:value="1" calcext:value-type="percentage" table:number-columns-spanned="2" table:number-rows-spanned="1">
            <text:p>10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19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18" office:value-type="string" calcext:value-type="string" table:number-columns-spanned="4" table:number-rows-spanned="1">
            <text:p>Descrizione</text:p>
          </table:table-cell>
          <table:covered-table-cell table:style-name="ce18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5" table:default-cell-style-name="ce333"/>
        <table:table-column table:style-name="co26" table:default-cell-style-name="ce51"/>
        <table:table-column table:style-name="co27" table:default-cell-style-name="ce417"/>
        <table:table-column table:style-name="co28" table:default-cell-style-name="Default"/>
        <table:table-column table:style-name="co29" table:default-cell-style-name="ce43"/>
        <table:table-column table:style-name="co24" table:number-columns-repeated="2" table:default-cell-style-name="Default"/>
        <table:table-column table:style-name="co8" table:number-columns-repeated="2" table:default-cell-style-name="Default"/>
        <table:table-row table:style-name="ro10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9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0">
          <table:table-cell table:style-name="ce40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0">
          <table:table-cell table:style-name="ce40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0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6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43"/>
          <table:table-cell table:style-name="Default"/>
          <table:table-cell table:style-name="ce43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20">
          <table:table-cell table:style-name="ce44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3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4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43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43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43" office:value-type="string" calcext:value-type="string">
            <text:p>d'appalto si può pagare all'impresa la rata di :</text:p>
          </table:table-cell>
          <table:table-cell table:style-name="ce43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43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43" table:number-columns-repeated="2"/>
          <table:table-cell table:number-columns-repeated="5"/>
        </table:table-row>
        <table:table-row table:style-name="ro1">
          <table:table-cell table:style-name="ce43" table:number-columns-repeated="4"/>
          <table:table-cell table:number-columns-repeated="5"/>
        </table:table-row>
        <table:table-row table:style-name="ro1">
          <table:table-cell table:style-name="ce43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43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43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0" table:default-cell-style-name="Default"/>
        <table:table-column table:style-name="co31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24" table:default-cell-style-name="Default"/>
        <table:table-column table:style-name="co24" table:number-columns-repeated="8" table:default-cell-style-name="ce437"/>
        <table:table-row table:style-name="ro21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5-12-17" calcext:value-type="date">
            <text:p>17/12/25</text:p>
          </table:table-cell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82" office:value-type="string" calcext:value-type="string">
            <text:p>riservato per il tipo di documento</text:p>
          </table:table-cell>
          <table:table-cell table:style-name="ce443"/>
          <table:table-cell table:style-name="ce82" office:value-type="string" calcext:value-type="string" table:number-columns-spanned="2" table:number-rows-spanned="1">
            <text:p>riservato pe\r num. pagina</text:p>
          </table:table-cell>
          <table:covered-table-cell table:style-name="ce82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2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6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number-columns-repeated="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47" table:number-columns-repeated="5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47" table:number-columns-repeated="4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47" table:number-columns-repeated="6" table:default-cell-style-name="Default"/>
        <table:table-column table:style-name="co70" table:default-cell-style-name="Default"/>
        <table:table-column table:style-name="co47" table:number-columns-repeated="46" table:default-cell-style-name="Default"/>
        <table:table-column table:style-name="co71" table:default-cell-style-name="Default"/>
        <table:table-column table:style-name="co47" table:number-columns-repeated="128" table:default-cell-style-name="Default"/>
        <table:table-column table:style-name="co8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1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5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21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72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72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2" table:default-cell-style-name="Menu_5f_sfondo"/>
        <table:table-column table:style-name="co73" table:default-cell-style-name="Descriz"/>
        <table:table-column table:style-name="co74" table:default-cell-style-name="Dati_5f_valuta"/>
        <table:table-column table:style-name="co8" table:default-cell-style-name="Menu_5f_sfondo"/>
        <table:table-column table:style-name="co75" table:default-cell-style-name="Menu_5f_sfondo"/>
        <table:table-column table:style-name="co76" table:default-cell-style-name="Default"/>
        <table:table-column table:style-name="co77" table:default-cell-style-name="Default"/>
        <table:table-column table:style-name="co8" table:number-columns-repeated="7" table:default-cell-style-name="Default"/>
        <table:table-column table:style-name="co78" table:number-columns-repeated="2" table:default-cell-style-name="Default"/>
        <table:table-column table:style-name="co24" table:number-columns-repeated="44" table:default-cell-style-name="Default"/>
        <table:table-row table:style-name="ro21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29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30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irettore Lavori:</text:p>
          </table:table-cell>
          <table:table-cell table:style-name="Dati" office:value-type="string" calcext:value-type="string">
            <text:p>Direttore Lavori</text:p>
          </table:table-cell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Ribasso del 0,00%" calcext:value-type="string">
            <text:p>Ribasso del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Appaltatore:</text:p>
          </table:table-cell>
          <table:table-cell table:style-name="Dati" office:value-type="string" calcext:value-type="string">
            <text:p>Appaltatore</text:p>
          </table:table-cell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30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lavori a misura: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149"/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misura: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float" office:value="0" calcext:value-type="float">
            <text:p>0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a contratto:</text:p>
          </table:table-cell>
          <table:table-cell table:formula="of:=[.C72]+[.C71]+[.C73]" office:value-type="currency" office:currency="EUR" office:value="1" calcext:value-type="currency">
            <text:p>€ 1,00</text:p>
          </table:table-cell>
          <table:table-cell office:value-type="string" calcext:value-type="string">
            <text:p>i=c+d+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basso:</text:p>
          </table:table-cell>
          <table:table-cell table:style-name="ce207" table:formula="of:=1-([.C71]+[.C72])/([.C69]+[.C70]-[.C73]-[.C75])" office:value-type="percentage" office:value="0" calcext:value-type="percentage">
            <text:p>0,000%</text:p>
          </table:table-cell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number-columns-repeated="2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82" table:default-cell-style-name="Default"/>
        <table:table-column table:style-name="co13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85" table:number-columns-repeated="4" table:default-cell-style-name="Default"/>
        <table:table-column table:style-name="co24" table:number-columns-repeated="2" table:default-cell-style-name="Default"/>
        <table:table-column table:style-name="co86" table:default-cell-style-name="Default"/>
        <table:table-column table:style-name="co24" table:number-columns-repeated="2" table:default-cell-style-name="Default"/>
        <table:table-column table:style-name="co87" table:default-cell-style-name="Default"/>
        <table:table-column table:style-name="co24" table:default-cell-style-name="Default"/>
        <table:table-column table:style-name="co88" table:default-cell-style-name="Default"/>
        <table:table-column table:style-name="co24" table:number-columns-repeated="16" table:default-cell-style-name="Default"/>
        <table:table-column table:style-name="co89" table:number-columns-repeated="2" table:default-cell-style-name="Default"/>
        <table:table-column table:style-name="co24" table:number-columns-repeated="15" table:default-cell-style-name="Default"/>
        <table:table-row table:style-name="ro31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5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7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2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ce69" table:number-columns-repeated="24"/>
          <table:table-cell table:style-name="ce283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7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1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1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3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4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4">
          <table:table-cell table:style-name="comp_20_10_20_s_5f_R"/>
          <table:table-cell table:style-name="Comp-Bianche_20_in_20_mezzo_5f_R"/>
          <table:table-cell table:style-name="comp_20_sotto_20_centro_5f_R" table:number-columns-repeated="6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4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5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6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1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&quot;  &quot;&amp;VLOOKUP([.B111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1]=&quot;&quot;;&quot;&quot;;&quot;  &quot;&amp;VLOOKUP([.B111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&quot;  &quot;&amp;VLOOKUP([.B11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2]=&quot;&quot;;&quot;&quot;;&quot;  &quot;&amp;VLOOKUP([.B11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&quot;  &quot;&amp;VLOOKUP([.B113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3]=&quot;&quot;;&quot;&quot;;&quot;  &quot;&amp;VLOOKUP([.B113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&quot;  &quot;&amp;VLOOKUP([.B116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6]=&quot;&quot;;&quot;&quot;;&quot;  &quot;&amp;VLOOKUP([.B116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DX-Bold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&quot;  &quot;&amp;VLOOKUP([.B119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9]=&quot;&quot;;&quot;&quot;;&quot;  &quot;&amp;VLOOKUP([.B119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&quot;  &quot;&amp;VLOOKUP([.B12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2]=&quot;&quot;;&quot;&quot;;&quot;  &quot;&amp;VLOOKUP([.B12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&quot;  &quot;&amp;VLOOKUP([.B125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5]=&quot;&quot;;&quot;&quot;;&quot;  &quot;&amp;VLOOKUP([.B125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table:table-column table:style-name="co90" table:default-cell-style-name="Default"/>
        <table:table-column table:style-name="co24" table:number-columns-repeated="5" table:default-cell-style-name="Default"/>
        <table:table-column table:style-name="co91" table:default-cell-style-name="Default"/>
        <table:table-column table:style-name="co8" table:default-cell-style-name="Default"/>
        <table:table-column table:style-name="co92" table:default-cell-style-name="Default"/>
        <table:table-row table:style-name="ro8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8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4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8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32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39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32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 table:number-rows-repeated="4">
          <table:table-cell/>
          <table:table-cell table:style-name="Copertina_5f_Titolo"/>
          <table:table-cell table:number-columns-repeated="7"/>
        </table:table-row>
        <table:table-row table:style-name="ro14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6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8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4" table:print="false">
        <table:table-column table:style-name="co8" table:number-columns-repeated="7" table:default-cell-style-name="Default"/>
        <table:table-row table:style-name="ro8">
          <table:table-cell table:number-columns-repeated="3"/>
          <table:table-cell table:style-name="ce21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8">
          <table:table-cell table:number-columns-repeated="3"/>
          <table:table-cell table:style-name="ce21"/>
          <table:table-cell table:number-columns-repeated="3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1"/>
          <table:covered-table-cell table:number-columns-repeated="3"/>
        </table:table-row>
        <table:table-row table:style-name="ro8" table:number-rows-repeated="2">
          <table:table-cell table:style-name="ce279"/>
          <table:table-cell table:number-columns-repeated="2"/>
          <table:table-cell table:style-name="ce21"/>
          <table:table-cell table:number-columns-repeated="3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10">
          <table:table-cell table:number-columns-repeated="3"/>
          <table:table-cell table:style-name="ce334"/>
          <table:table-cell table:number-columns-repeated="3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4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23"/>
          <table:covered-table-cell table:number-columns-repeated="3"/>
        </table:table-row>
        <table:table-row table:style-name="ro16">
          <table:table-cell table:number-columns-repeated="3"/>
          <table:table-cell table:style-name="ce23"/>
          <table:table-cell table:number-columns-repeated="3"/>
        </table:table-row>
        <table:table-row table:style-name="ro40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6" table:number-rows-repeated="4">
          <table:table-cell table:number-columns-repeated="3"/>
          <table:table-cell table:style-name="ce23"/>
          <table:table-cell table:number-columns-repeated="3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6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string" office:string-value="Appaltatore" calcext:value-type="string">
            <text:p>Appaltatore</text:p>
          </table:table-cell>
          <table:table-cell table:number-columns-repeated="4"/>
        </table:table-row>
        <table:table-row table:style-name="ro17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8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41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40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8">
          <table:table-cell table:style-name="ce279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3" table:default-cell-style-name="Verb_5f_Normale_20_dx"/>
        <table:table-column table:style-name="co94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11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1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57"/>
          <table:table-cell table:number-columns-repeated="60"/>
        </table:table-row>
        <table:table-row table:style-name="ro16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20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20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20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string" office:string-value="RESPONSABILE DEL PROGETTO" calcext:value-type="string">
            <text:p>RESPONSABILE DEL PROGETTO</text:p>
          </table:table-cell>
          <table:table-cell table:style-name="ce260"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l Direttore lavori:</text:p>
          </table:table-cell>
          <table:table-cell table:style-name="ce546" table:formula="of:=[S2.C16]" office:value-type="string" office:string-value="Direttore Lavori" calcext:value-type="string">
            <text:p>Direttore Lavori</text:p>
          </table:table-cell>
          <table:table-cell table:style-name="ce260" table:number-columns-repeated="2"/>
          <table:table-cell table:number-columns-repeated="60"/>
        </table:table-row>
        <table:table-row table:style-name="ro17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7">
          <table:table-cell table:style-name="Verbale" table:formula="of:=[S2.C17]" office:value-type="string" office:string-value="Appaltatore" calcext:value-type="string">
            <text:p>Appaltatore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5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60"/>
          <table:table-cell table:number-columns-repeated="60"/>
        </table:table-row>
        <table:table-row table:style-name="ro17">
          <table:table-cell table:style-name="Verb_5f_unite_20_sin"/>
          <table:table-cell table:style-name="ce260" table:number-columns-repeated="3"/>
          <table:table-cell table:number-columns-repeated="60"/>
        </table:table-row>
        <table:table-row table:style-name="ro12">
          <table:table-cell table:style-name="ce518" office:value-type="string" calcext:value-type="string">
            <text:p>Letto e confermato</text:p>
          </table:table-cell>
          <table:table-cell table:style-name="ce257" table:number-columns-repeated="3"/>
          <table:table-cell table:number-columns-repeated="60"/>
        </table:table-row>
        <table:table-row table:style-name="ro12">
          <table:table-cell table:style-name="ce518"/>
          <table:table-cell table:style-name="ce257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46">
          <table:table-cell table:style-name="Normale_20_giust"/>
          <table:table-cell table:style-name="ce255"/>
          <table:table-cell table:number-columns-repeated="62"/>
        </table:table-row>
        <table:table-row table:style-name="ro11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47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8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57"/>
          <table:table-cell table:style-name="ce257"/>
          <table:table-cell table:number-columns-repeated="60"/>
        </table:table-row>
        <table:table-row table:style-name="ro16">
          <table:table-cell table:style-name="Normale"/>
          <table:table-cell table:style-name="Verb_5f_grassetto"/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 table:number-rows-repeated="2">
          <table:table-cell/>
          <table:table-cell table:style-name="Verb_5f_Normale_20_Sin"/>
          <table:table-cell table:number-columns-repeated="62"/>
        </table:table-row>
        <table:table-row table:style-name="ro49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Appaltatore appalatrice dei lavori in oggetto" calcext:value-type="string" table:number-columns-spanned="4" table:number-rows-spanned="1">
            <text:p>Vista la richiesta di proroga per l'ultimazione dei lavori del 29/05/08 da parte dell'impresa Appaltatore 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50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Direttore Lavori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Direttore Lavori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29">
          <table:table-cell/>
          <table:table-cell table:style-name="Verb_5f_Normale_20_Sin"/>
          <table:table-cell table:number-columns-repeated="62"/>
        </table:table-row>
        <table:table-row table:style-name="ro20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49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49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6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51">
          <table:table-cell table:style-name="Default"/>
          <table:table-cell table:number-columns-repeated="63"/>
        </table:table-row>
        <table:table-row table:style-name="ro20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6">
          <table:table-cell table:style-name="ce532"/>
          <table:table-cell table:number-columns-repeated="63"/>
        </table:table-row>
        <table:table-row table:style-name="ro4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6">
          <table:table-cell table:style-name="Normale"/>
          <table:table-cell table:number-columns-repeated="63"/>
        </table:table-row>
        <table:table-row table:style-name="ro17">
          <table:table-cell table:style-name="Normale_20_dx"/>
          <table:table-cell table:style-name="Normale_20_Sin"/>
          <table:table-cell table:number-columns-repeated="62"/>
        </table:table-row>
        <table:table-row table:style-name="ro52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7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6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7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string" office:string-value="Appaltatore" calcext:value-type="string">
            <text:p>Appaltator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7">
          <table:table-cell table:style-name="ce534"/>
          <table:table-cell table:number-columns-repeated="63"/>
        </table:table-row>
        <table:table-row table:style-name="ro17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6">
          <table:table-cell table:style-name="ce535"/>
          <table:table-cell table:number-columns-repeated="63"/>
        </table:table-row>
        <table:table-row table:style-name="ro17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7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557"/>
          <table:table-cell table:number-columns-repeated="60"/>
        </table:table-row>
        <table:table-row table:style-name="ro17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7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7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3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52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4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repeated="4"/>
          <table:table-cell table:number-columns-repeated="60"/>
        </table:table-row>
        <table:table-row table:style-name="ro17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4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7" table:number-rows-repeated="4">
          <table:table-cell table:style-name="Normale_20_Sin"/>
          <table:table-cell table:number-columns-repeated="63"/>
        </table:table-row>
        <table:table-row table:style-name="ro16">
          <table:table-cell table:style-name="ce540"/>
          <table:table-cell table:number-columns-repeated="63"/>
        </table:table-row>
        <table:table-row table:style-name="ro24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17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6">
          <table:table-cell table:style-name="ce540"/>
          <table:table-cell table:style-name="ce279"/>
          <table:table-cell table:number-columns-repeated="62"/>
        </table:table-row>
        <table:table-row table:style-name="ro24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8" table:default-cell-style-name="ce558"/>
        <table:table-column table:style-name="co25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29" table:default-cell-style-name="Default"/>
        <table:table-column table:style-name="co24" table:default-cell-style-name="Default"/>
        <table:table-row table:style-name="ro10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9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0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10">
          <table:table-cell/>
          <table:table-cell table:style-name="ce572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2"/>
          <table:table-cell table:style-name="ce293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4">
          <table:table-cell/>
          <table:table-cell table:style-name="ce293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4">
          <table:table-cell table:style-name="ce272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07"/>
          <table:table-cell table:style-name="ce304" table:number-columns-repeated="3"/>
          <table:table-cell/>
        </table:table-row>
        <table:table-row table:style-name="ro34">
          <table:table-cell table:style-name="ce272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304" office:value-type="string" calcext:value-type="string">
            <text:p>IL SOTTOSCRITTO DIRETTORE DEI LAVORI:</text:p>
          </table:table-cell>
          <table:table-cell table:style-name="ce571" table:formula="of:=[S2.C16]" office:value-type="string" office:string-value="Direttore Lavori" calcext:value-type="string" table:number-columns-spanned="2" table:number-rows-spanned="1">
            <text:p>Direttore Lavori</text:p>
          </table:table-cell>
          <table:covered-table-cell table:style-name="ce571"/>
          <table:table-cell/>
        </table:table-row>
        <table:table-row table:style-name="ro34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5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/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table:number-columns-spanned="3" table:number-rows-spanned="1"/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304"/>
          <table:table-cell table:style-name="ce644"/>
        </table:table-row>
        <table:table-row table:style-name="ro54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304"/>
          <table:table-cell table:style-name="ce644"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4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304" table:number-columns-repeated="2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07"/>
          <table:covered-table-cell table:number-columns-repeated="2" table:style-name="ce304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304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304"/>
          <table:covered-table-cell table:style-name="ce590"/>
          <table:table-cell table:style-name="ce604"/>
          <table:table-cell table:style-name="ce304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304"/>
          <table:covered-table-cell table:style-name="ce590"/>
          <table:table-cell table:style-name="ce304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304" office:value-type="string" calcext:value-type="string">
            <text:p>Sangrillà, 05/12/2008</text:p>
          </table:table-cell>
          <table:table-cell table:style-name="ce304" table:number-columns-repeated="2"/>
          <table:table-cell/>
        </table:table-row>
        <table:table-row table:style-name="ro34">
          <table:table-cell/>
          <table:table-cell table:style-name="ce304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304"/>
          <table:table-cell table:style-name="ce571" table:number-columns-repeated="2"/>
          <table:table-cell table:style-name="ce304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4">
          <table:table-cell/>
          <table:table-cell table:style-name="ce304" table:number-columns-repeated="5"/>
          <table:table-cell/>
        </table:table-row>
        <table:table-row table:style-name="ro34">
          <table:table-cell/>
          <table:table-cell table:style-name="ce571" table:number-columns-repeated="5"/>
          <table:table-cell/>
        </table:table-row>
        <table:table-row table:style-name="ro34" table:number-rows-repeated="65485">
          <table:table-cell table:number-columns-repeated="7"/>
        </table:table-row>
        <table:table-row table:style-name="ro34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ce405"/>
        <table:table-column table:style-name="co108" table:default-cell-style-name="Default"/>
        <table:table-column table:style-name="co109" table:default-cell-style-name="Default"/>
        <table:table-column table:style-name="co102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number-columns-repeated="244" table:default-cell-style-name="Default"/>
        <table:table-column table:style-name="co8" table:number-columns-repeated="768" table:default-cell-style-name="Default"/>
        <table:table-row table:style-name="ro55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4">
          <table:table-cell table:style-name="ce459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59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4">
          <table:table-cell table:style-name="ce460"/>
          <table:table-cell table:style-name="ce459" table:number-columns-repeated="4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60"/>
          <table:table-cell table:style-name="ce460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59" office:value-type="string" calcext:value-type="string">
            <text:p>comprensive degli oneri per la sicurezza indiretti</text:p>
          </table:table-cell>
          <table:table-cell table:style-name="ce460" table:number-columns-repeated="3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/>
          <table:table-cell table:style-name="ce466"/>
          <table:table-cell/>
          <table:table-cell table:style-name="ce466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</text:p>
          </table:table-cell>
          <table:covered-table-cell table:style-name="ce464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 table:number-columns-spanned="2" table:number-rows-spanned="1">
            <text:p>A corpo</text:p>
          </table:table-cell>
          <table:covered-table-cell table:style-name="ce465"/>
          <table:table-cell table:style-name="ce382" table:formula="of:=#REF!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 table:number-columns-spanned="2" table:number-rows-spanned="1">
            <text:p>In economia</text:p>
          </table:table-cell>
          <table:covered-table-cell table:style-name="ce465"/>
          <table:table-cell table:style-name="ce382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6" table:number-columns-repeated="2"/>
          <table:table-cell table:style-name="ce489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4"/>
          <table:table-cell table:style-name="ce466"/>
          <table:table-cell table:style-name="ce385"/>
          <table:table-cell table:style-name="ce466"/>
          <table:table-cell table:style-name="ce400"/>
          <table:table-cell table:style-name="ce407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66"/>
          <table:table-cell table:style-name="ce400"/>
          <table:table-cell table:style-name="ce466"/>
          <table:table-cell table:style-name="ce460"/>
          <table:table-cell table:style-name="ce410"/>
          <table:table-cell table:style-name="ce460" table:number-columns-repeated="247"/>
          <table:table-cell table:number-columns-repeated="768"/>
        </table:table-row>
        <table:table-row table:style-name="ro1">
          <table:table-cell table:style-name="ce460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66"/>
          <table:table-cell table:style-name="ce400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 indiretti (già compresi)</text:p>
          </table:table-cell>
          <table:covered-table-cell table:style-name="ce464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/>
          <table:table-cell table:style-name="ce410"/>
          <table:table-cell table:style-name="ce460" table:number-columns-repeated="247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corpo indiretti (già compresi)</text:p>
          </table:table-cell>
          <table:covered-table-cell table:style-name="ce464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64"/>
          <table:table-cell table:style-name="ce386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64"/>
          <table:table-cell table:style-name="ce386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66"/>
          <table:table-cell table:style-name="ce400" office:value-type="string" calcext:value-type="string">
            <text:p>totale per lavori + a misura diretti + a corpo diretti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66"/>
          <table:covered-table-cell table:style-name="ce489"/>
          <table:table-cell table:style-name="ce466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/>
          <table:table-cell table:style-name="ce411"/>
          <table:table-cell table:style-name="ce412"/>
          <table:table-cell table:style-name="ce411"/>
          <table:table-cell table:style-name="ce460" table:number-columns-repeated="245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66"/>
          <table:table-cell table:style-name="ce402" office:value-type="string" calcext:value-type="string">
            <text:p>riportare eventuali spese per consulenz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66"/>
          <table:table-cell table:style-name="ce402" office:value-type="string" calcext:value-type="string">
            <text:p>riportare eventuali spese per consulenz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66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66"/>
          <table:table-cell table:style-name="ce404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/>
          <table:table-cell table:style-name="ce376"/>
          <table:table-cell table:style-name="ce389"/>
          <table:table-cell table:style-name="ce466"/>
          <table:table-cell table:style-name="ce404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66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/>
          <table:table-cell table:style-name="ce376"/>
          <table:table-cell table:style-name="ce3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calcolato su totale progetto + arrotondamenti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riportare l'aliquota prevista per legg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6"/>
          <table:table-cell table:style-name="ce378"/>
          <table:table-cell table:style-name="ce4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6" table:number-columns-repeated="4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totale progetto – totale sicurezza</text:p>
          </table:table-cell>
          <table:table-cell table:style-name="ce460" table:number-columns-repeated="250"/>
          <table:table-cell table:number-columns-repeated="768"/>
        </table:table-row>
        <table:table-row table:style-name="ro1" table:number-rows-repeated="65494">
          <table:table-cell table:style-name="ce460" table:number-columns-repeated="5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4" table:default-cell-style-name="Default"/>
        <table:table-column table:style-name="co115" table:default-cell-style-name="ce737"/>
        <table:table-column table:style-name="co116" table:default-cell-style-name="ce739"/>
        <table:table-column table:style-name="co117" table:default-cell-style-name="ce741"/>
        <table:table-column table:style-name="co8" table:number-columns-repeated="16380"/>
        <table:table-row table:style-name="ro1">
          <table:table-cell table:style-name="ce632"/>
          <table:table-cell table:style-name="ce633"/>
          <table:table-cell table:style-name="ce633" office:value-type="string" calcext:value-type="string">
            <text:p>SCORCIATOIE DI TASTIERA (LeenO)</text:p>
          </table:table-cell>
          <table:table-cell table:style-name="ce633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0 <text:s text:c="2"/>/ <text:s/>Alt 0</text:p>
          </table:table-cell>
          <table:table-cell table:style-name="ShortC_20_std_20_dx" office:value-type="string" calcext:value-type="string">
            <text:p>Vai al Menu Principale <text:s/></text:p>
          </table:table-cell>
          <table:table-cell table:style-name="ce740" office:value-type="string" calcext:value-type="string">
            <text:p>UltimusFree2.Focus.Sel_Altre_Opz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1 <text:s/>/ <text:s/>Alt 1</text:p>
          </table:table-cell>
          <table:table-cell table:style-name="ShortC_20_std_20_dx" office:value-type="string" calcext:value-type="string">
            <text:p>Vai all'Elenco Prezzi <text:s/></text:p>
          </table:table-cell>
          <table:table-cell table:style-name="ce740" office:value-type="string" calcext:value-type="string">
            <text:p>UltimusFree2.Focus.Sel_Elenco_Prezzi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2 <text:s text:c="2"/>/ <text:s/>Alt 2</text:p>
          </table:table-cell>
          <table:table-cell table:style-name="ShortC_20_std_20_dx" office:value-type="string" calcext:value-type="string">
            <text:p><text:s/>Vai alle Analisi di Prezzo</text:p>
          </table:table-cell>
          <table:table-cell table:style-name="ce740" office:value-type="string" calcext:value-type="string">
            <text:p>UltimusFree2.Focus.Sel_analisi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3 <text:s text:c="2"/>/ <text:s/>Alt 3</text:p>
          </table:table-cell>
          <table:table-cell table:style-name="ShortC_20_std_20_dx" office:value-type="string" calcext:value-type="string">
            <text:p><text:s/>Vai al COMPUTO</text:p>
          </table:table-cell>
          <table:table-cell table:style-name="ce740" office:value-type="string" calcext:value-type="string">
            <text:p>UltimusFree2.Focus.Sel_Computo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4 <text:s text:c="2"/>/ <text:s/>Alt 4</text:p>
          </table:table-cell>
          <table:table-cell table:style-name="ShortC_20_std_20_dx" office:value-type="string" calcext:value-type="string">
            <text:p>Vai a “Dati specifici del File/documento”</text:p>
          </table:table-cell>
          <table:table-cell table:style-name="ce740" office:value-type="string" calcext:value-type="string">
            <text:p>UltimusFree2.Focus.Vai_Dati_Computo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5 <text:s text:c="2"/>/ <text:s/>Alt 5</text:p>
          </table:table-cell>
          <table:table-cell table:style-name="ShortC_20_std_20_dx" office:value-type="string" calcext:value-type="string">
            <text:p>Vai a “CONTABILITA”</text:p>
          </table:table-cell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6 <text:s text:c="2"/>/ <text:s/>Alt 6</text:p>
          </table:table-cell>
          <table:table-cell table:style-name="ShortC_20_std_20_dx" office:value-type="string" calcext:value-type="string">
            <text:p>Vai all'Anagrafica Generale</text:p>
          </table:table-cell>
          <table:table-cell table:style-name="ce740" office:value-type="string" calcext:value-type="string">
            <text:p>UltimusFree2.Focus.Sel_CONTABILIT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Z</text:p>
            <text:p> Ctrl shift Z   </text:p>
          </table:table-cell>
          <table:table-cell table:style-name="ShortC_20_std_20_dx" office:value-type="string" calcext:value-type="string">
            <text:p><text:s/>Porta in primo piano l'ultimo prezzario utilizzato</text:p>
          </table:table-cell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H</text:p>
          </table:table-cell>
          <table:table-cell table:style-name="ShortC_20_std_20_dx" office:value-type="string" calcext:value-type="string">
            <text:p>Adatta altezza Riga/e</text:p>
          </table:table-cell>
          <table:table-cell table:style-name="ce740" office:value-type="string" calcext:value-type="string">
            <text:p>UltimusFree2.Varie.Adatta_Altezza_rig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Canc </text:p>
            <text:p>Ctrl Shift Canc </text:p>
          </table:table-cell>
          <table:table-cell table:style-name="ShortC_20_std_20_dx" office:value-type="string" calcext:value-type="string">
            <text:p>Cancella le righe delle celle selezionate</text:p>
          </table:table-cell>
          <table:table-cell table:style-name="ce740" office:value-type="string" calcext:value-type="string">
            <text:p>UltimusFree2.Varie.elimina_rig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Shift F10</text:p>
          </table:table-cell>
          <table:table-cell table:style-name="ShortC_20_std_20_dx" office:value-type="string" calcext:value-type="string">
            <text:p>Apre il menu Viste (Contestuale)</text:p>
          </table:table-cell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N</text:p>
          </table:table-cell>
          <table:table-cell table:style-name="ShortC_20_std_20_dx" office:value-type="string" calcext:value-type="string">
            <text:p>Crea una nuova Voce di Analisi, <text:s/>di Computo e anche di Elenco Prezzi </text:p>
          </table:table-cell>
          <table:table-cell table:style-name="ce740" office:value-type="string" calcext:value-type="string">
            <text:p>UltimusFree2.Voci_Crea_Att.Nuova_Voce_scelt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A</text:p>
          </table:table-cell>
          <table:table-cell table:style-name="ShortC_20_std_20_dx" office:value-type="string" calcext:value-type="string">
            <text:p>Aggiunge un componente (ovvero una riga) <text:s/>nelle Analisi e nel Computo (e in CONTABILITA)</text:p>
          </table:table-cell>
          <table:table-cell table:style-name="ce740" office:value-type="string" calcext:value-type="string">
            <text:p>UltimusFree2.Varie.copia_riga_Ent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Alt N </text:p>
          </table:table-cell>
          <table:table-cell table:style-name="ShortC_20_std_20_dx" office:value-type="string" calcext:value-type="string">
            <text:p>Crea Nuovo Prezzo (dall'Analisi selezionata) (NON fa controlli...usare con cautela)</text:p>
          </table:table-cell>
          <table:table-cell table:style-name="ce740" office:value-type="string" calcext:value-type="string">
            <text:p>UltimusFree2.Pulizia_0.DOPPIONI_TROVA_giuserp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B</text:p>
          </table:table-cell>
          <table:table-cell table:style-name="ShortC_20_std_20_dx" office:value-type="string" calcext:value-type="string">
            <text:p>Sposta una Voce di Analisi o di Computo in Altra posizione </text:p>
          </table:table-cell>
          <table:table-cell table:style-name="ce740" office:value-type="string" calcext:value-type="string">
            <text:p>UltimusFree2.Voci_Sposta.spostaVC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C</text:p>
          </table:table-cell>
          <table:table-cell table:style-name="ShortC_20_std_20_dx" office:value-type="string" calcext:value-type="string">
            <text:p>COPIA un range di righe in nuova posizione (inserendo le righe necessarie)</text:p>
          </table:table-cell>
          <table:table-cell table:style-name="ce740" office:value-type="string" calcext:value-type="string">
            <text:p>UltimusFree2.Accessori.Copia_Righe_Inserisci_Anche_in_tabelle_divers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X</text:p>
          </table:table-cell>
          <table:table-cell table:style-name="ShortC_20_std_20_dx" office:value-type="string" calcext:value-type="string">
            <text:p>SPOSTA un range di righe in nuova posizione (inserendo le righe necessarie)</text:p>
          </table:table-cell>
          <table:table-cell table:style-name="ce740" office:value-type="string" calcext:value-type="string">
            <text:p>UltimusFree2.Accessori.Sposta_Righe_Anche_in_tabelle_divers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T</text:p>
          </table:table-cell>
          <table:table-cell table:style-name="ShortC_20_std_20_dx" office:value-type="string" calcext:value-type="string">
            <text:p>Copia/incolla Soltanto il colore di sfondo</text:p>
          </table:table-cell>
          <table:table-cell table:style-name="ce740" office:value-type="string" calcext:value-type="string">
            <text:p>UltimusFree2.Accessori.copia_solo_colore_Sfondo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U</text:p>
          </table:table-cell>
          <table:table-cell table:style-name="ShortC_20_std_20_dx"/>
          <table:table-cell office:value-type="string" calcext:value-type="string">
            <text:p>((sembra NON disponibile)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Alt Shift F8 </text:p>
          </table:table-cell>
          <table:table-cell table:style-name="ShortC_20_std_20_dx" office:value-type="string" calcext:value-type="string">
            <text:p>Rinumera Capitoli, Sottocapitoli e rifà i subTotali , rifà i Totali Generali in testa e in fondo al Computo</text:p>
          </table:table-cell>
          <table:table-cell table:style-name="ce740" office:value-type="string" calcext:value-type="string">
            <text:p>UltimusFree2.Strutture.Rinumera_TUTTI_Capitoli2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/>
          <table:table-cell table:style-name="ce738"/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G </text:p>
          </table:table-cell>
          <table:table-cell table:style-name="ShortC_20_std_20_dx" office:value-type="string" calcext:value-type="string">
            <text:p>Attiva/disattiva la griglia</text:p>
          </table:table-cell>
          <table:table-cell table:style-name="ce740" office:value-type="string" calcext:value-type="string">
            <text:p>UltimusFree2.Accessori.ToggleGrid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TAB</text:p>
          </table:table-cell>
          <table:table-cell table:style-name="ShortC_20_std_20_dx" office:value-type="string" calcext:value-type="string">
            <text:p>Mette manualmente la spunta alle voci (di EP e Analisi) NON usate nel Computo, ma che si vogliono <text:s/>mantenere ugualmente</text:p>
          </table:table-cell>
          <table:table-cell table:style-name="ce740" office:value-type="string" calcext:value-type="string">
            <text:p>UltimusFree2.Pulizia_0.SegnaManinaVociUsat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, (virgola)</text:p>
          </table:table-cell>
          <table:table-cell table:style-name="ShortC_20_std_20_dx" office:value-type="string" calcext:value-type="string">
            <text:p>Contenuto cella tutto minuscolo</text:p>
          </table:table-cell>
          <table:table-cell table:style-name="ce740" office:value-type="string" calcext:value-type="string">
            <text:p>UltimusFree2.Accessori.MINUSCOLO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%</text:p>
          </table:table-cell>
          <table:table-cell table:style-name="ShortC_20_std_20_dx" office:value-type="string" calcext:value-type="string">
            <text:p>Inserisce una maggiorazione percentuale (In una Analisi)</text:p>
          </table:table-cell>
          <table:table-cell table:style-name="ce740" office:value-type="string" calcext:value-type="string">
            <text:p>UltimusFree2.Varie.Inserisci_Utili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I (India)</text:p>
          </table:table-cell>
          <table:table-cell table:style-name="ShortC_20_std_20_dx" office:value-type="string" calcext:value-type="string">
            <text:p>Elimina gli a capo e gli spazi ridondanti da una cella (usare con cautela...)</text:p>
          </table:table-cell>
          <table:table-cell table:style-name="ce740" office:value-type="string" calcext:value-type="string">
            <text:p>UltimusFree2.Accessori.Sistema_diverse_cos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Alt F</text:p>
          </table:table-cell>
          <table:table-cell table:style-name="ShortC_20_std_20_dx" office:value-type="string" calcext:value-type="string">
            <text:p>Attiva/Disattiva il filtro automatico sul Computo</text:p>
          </table:table-cell>
          <table:table-cell table:style-name="ce740" office:value-type="string" calcext:value-type="string">
            <text:p>UltimusFree2.Strutture.Autofilter_On_Off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Shift F3</text:p>
          </table:table-cell>
          <table:table-cell table:style-name="ShortC_20_std_20_dx" office:value-type="string" calcext:value-type="string">
            <text:p>Attiva/Disattiva il Filtro standard su EP, Computo, prezzari (chiede inserimento stringa)</text:p>
          </table:table-cell>
          <table:table-cell table:style-name="ce740" office:value-type="string" calcext:value-type="string">
            <text:p>UltimusFree2.Filtra_2.Filtro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+</text:p>
            <text:p>Ctrl M</text:p>
          </table:table-cell>
          <table:table-cell table:style-name="ShortC_20_std_20_dx" office:value-type="string" calcext:value-type="string">
            <text:p>Attiva le strutture sulla tabella Computo (e tabelle derivate/duplicate) e sulle Analisi</text:p>
          </table:table-cell>
          <table:table-cell table:style-name="ce740" office:value-type="string" calcext:value-type="string">
            <text:p>UltimusFree2.Strutture.Struttur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-</text:p>
            <text:p>Ctrl Shift M</text:p>
          </table:table-cell>
          <table:table-cell table:style-name="ShortC_20_std_20_dx" office:value-type="string" calcext:value-type="string">
            <text:p>Toglie le strutture dalla tabella Computo (e tabelle derivate/duplicate) e sulle Analisi </text:p>
          </table:table-cell>
          <table:table-cell table:style-name="ce740" office:value-type="string" calcext:value-type="string">
            <text:p>UltimusFree2.Strutture.Togli_Struttur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F3</text:p>
            <text:p>Ctrl Shift L</text:p>
          </table:table-cell>
          <table:table-cell table:style-name="ShortC_20_std_20_dx" office:value-type="string" calcext:value-type="string">
            <text:p>Attiva / Disattiva la vista “CORTA” per le descrizioni nell'Elenco Prezzi <text:s/>o nel Computo</text:p>
          </table:table-cell>
          <table:table-cell table:style-name="ce740" office:value-type="string" calcext:value-type="string">
            <text:p>UltimusFree2.Strutture.Tronca_Altezza_Voci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D</text:p>
          </table:table-cell>
          <table:table-cell table:style-name="ShortC_20_std_20_dx"/>
          <table:table-cell table:style-name="ce740" office:value-type="string" calcext:value-type="string">
            <text:p>UltimusFree2.Finale.Duplica_Sheet_new_doc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D</text:p>
          </table:table-cell>
          <table:table-cell table:style-name="ShortC_20_std_20_dx"/>
          <table:table-cell table:style-name="ce740" office:value-type="string" calcext:value-type="string">
            <text:p>UltimusFree2.Finale.Duplica_Sheet_in_Doc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7 <text:s text:c="4"/></text:p>
          </table:table-cell>
          <table:table-cell table:style-name="ShortC_20_std_20_dx" office:value-type="string" calcext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Q</text:p>
          </table:table-cell>
          <table:table-cell table:style-name="ShortC_20_std_20_dx" office:value-type="string" calcext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740" office:value-type="string" calcext:value-type="string">
            <text:p>UltimusFree2.Header_Footer.Set_Header_Footer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W</text:p>
          </table:table-cell>
          <table:table-cell table:style-name="ShortC_20_std_20_dx"/>
          <table:table-cell table:style-name="ce742" office:value-type="string" calcext:value-type="string">
            <text:p>UltimusFree2.Finale.Set_Area_Stampa_N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E</text:p>
          </table:table-cell>
          <table:table-cell table:style-name="ShortC_20_std_20_dx"/>
          <table:table-cell table:style-name="ce740" office:value-type="string" calcext:value-type="string">
            <text:p>UltimusFree2.Finale.Pulisci_Tabella_Tutta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Shift P</text:p>
          </table:table-cell>
          <table:table-cell table:style-name="ShortC_20_std_20_dx"/>
          <table:table-cell table:style-name="ce740" office:value-type="string" calcext:value-type="string">
            <text:p>UltimusFree2.Finale.Prepara_un_Doc_per_la_stampa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Y</text:p>
          </table:table-cell>
          <table:table-cell table:style-name="ShortC_20_sep_20_dx"/>
          <table:table-cell table:style-name="ce740" office:value-type="string" calcext:value-type="string">
            <text:p>UltimusFree2.Finale.Impagina_N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Ctrl Shift O</text:p>
            <text:p> (O come Oscar)</text:p>
          </table:table-cell>
          <table:table-cell table:style-name="ShortC_20_std_20_dx" office:value-type="string" calcext:value-type="string">
            <text:p>Cerca i valori con errore (#N/D, #REF, #N/A) nella tabella attiva</text:p>
          </table:table-cell>
          <table:table-cell table:style-name="ce740" office:value-type="string" calcext:value-type="string">
            <text:p>UltimusFree2.Accessori.cerca_errori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G</text:p>
          </table:table-cell>
          <table:table-cell table:style-name="ShortC_20_std_20_dx" office:value-type="string" calcext:value-type="string">
            <text:p>Aggiorna i links a documenti esterni <text:s/>(Refresh )</text:p>
          </table:table-cell>
          <table:table-cell table:style-name="ce740" office:value-type="string" calcext:value-type="string">
            <text:p>UltimusFree2.Accessori_2.refreshAllSheetLinks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Alt R</text:p>
          </table:table-cell>
          <table:table-cell table:style-name="ShortC_20_std_20_dx" office:value-type="string" calcext:value-type="string">
            <text:p>Riformatta una voce di Computo e/o di Analisi uniformando gli stili di cella a quelli della maschera in tab. S1</text:p>
          </table:table-cell>
          <table:table-cell table:style-name="ce740" office:value-type="string" calcext:value-type="string">
            <text:p>UltimusFree2.Voci_Sistema.Riformatta_VC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K</text:p>
          </table:table-cell>
          <table:table-cell table:style-name="ShortC_20_std_20_dx" office:value-type="string" calcext:value-type="string">
            <text:p>Sproteggi tutto il documento</text:p>
          </table:table-cell>
          <table:table-cell table:style-name="ce740" office:value-type="string" calcext:value-type="string">
            <text:p>UltimusFree2.Accessori_2.sproteggi_sheet_TUTTE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Maiusc 8 <text:s text:c="4"/></text:p>
          </table:table-cell>
          <table:table-cell table:style-name="ShortC_20_std_20_dx"/>
          <table:table-cell table:style-name="ce740" office:value-type="string" calcext:value-type="string">
            <text:p>UltimusFree2.Pesca_mi_reg_A.Pesca_cod_per_reg_A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Ctrl Alt K</text:p>
            <text:p>Ctrl Ins</text:p>
            <text:p>Ctrl 8</text:p>
          </table:table-cell>
          <table:table-cell table:style-name="ShortC_20_std_20_dx" office:value-type="string" calcext:value-type="string">
            <text:p>Da Computo (o da Analisi di Prezzo) PESCA il codice voce sull'EP  ( ripetuta per il ritorno)  (in menu: Pesca Vai e vieni)</text:p>
            <text:p>Da CONTABILITA pesca la voce sul Computo  ( ripetuta per il ritorno)  (in Menu top – Registro &lt;---&gt; Computo :Vai e Vieni)</text:p>
          </table:table-cell>
          <table:table-cell table:style-name="ce740" office:value-type="string" calcext:value-type="string">
            <text:p>UltimusFree2.Pesca_mi.Pesca_cod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9</text:p>
          </table:table-cell>
          <table:table-cell table:style-name="ShortC_20_std_20_dx" office:value-type="string" calcext:value-type="string">
            <text:p>Annota le eventuali formule delle celle della riga corrente in colonna C, e aggiorna su tutto il foglio le altre già precedentemente annotate</text:p>
          </table:table-cell>
          <table:table-cell table:style-name="ce740" office:value-type="string" calcext:value-type="string">
            <text:p>UltimusFree2.Magic.Formula_magica_aggiorn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BarraSpazio</text:p>
          </table:table-cell>
          <table:table-cell table:style-name="ShortC_20_std_20_dx" office:value-type="string" calcext:value-type="string">
            <text:p>Resetta gli attributi di formattazione applicati localmente (ma non modifica lo stile)</text:p>
          </table:table-cell>
          <table:table-cell table:style-name="ce740"/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Shift F1</text:p>
            <text:p>Alt F1</text:p>
          </table:table-cell>
          <table:table-cell table:style-name="ShortC_20_std_20_dx" office:value-type="string" calcext:value-type="string">
            <text:p>Richiama questo elenco di Scorciatoie di Tastiera</text:p>
          </table:table-cell>
          <table:table-cell table:style-name="ce740" office:value-type="string" calcext:value-type="string">
            <text:p>UltimusFree2.Help.Help_scorciatoie</text:p>
          </table:table-cell>
          <table:table-cell table:style-name="Default" table:number-columns-repeated="16380"/>
        </table:table-row>
        <table:table-row table:style-name="ro29" table:number-rows-repeated="65486">
          <table:table-cell table:number-columns-repeated="4"/>
          <table:table-cell table:style-name="Default" table:number-columns-repeated="16380"/>
        </table:table-row>
        <table:table-row table:style-name="ro29">
          <table:table-cell table:number-columns-repeated="4"/>
          <table:table-cell table:style-name="Default" table:number-columns-repeated="16380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8" table:default-cell-style-name="ce279"/>
        <table:table-column table:style-name="co119" table:number-columns-repeated="2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24" table:default-cell-style-name="ce279"/>
        <table:table-column table:style-name="co24" table:number-columns-repeated="4" table:default-cell-style-name="Default"/>
        <table:table-column table:style-name="co123" table:default-cell-style-name="Default"/>
        <table:table-column table:style-name="co24" table:number-columns-repeated="2" table:default-cell-style-name="Default"/>
        <table:table-row table:style-name="ro41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5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sta 1" table:style-name="ta7" table:print-ranges="'Lista 1'.A2:'Lista 1'.AM45">
        <office:forms form:automatic-focus="false" form:apply-design-mode="false"/>
        <table:table-column table:style-name="co124" table:default-cell-style-name="ce667"/>
        <table:table-column table:style-name="co125" table:default-cell-style-name="ce667"/>
        <table:table-column table:style-name="co126" table:default-cell-style-name="ce700"/>
        <table:table-column table:style-name="co127" table:default-cell-style-name="ce700"/>
        <table:table-column table:style-name="co128" table:number-columns-repeated="31" table:default-cell-style-name="ce700"/>
        <table:table-column table:style-name="co129" table:number-columns-repeated="3" table:default-cell-style-name="ce700"/>
        <table:table-column table:style-name="co130" table:default-cell-style-name="ce845"/>
        <table:table-column table:style-name="co131" table:default-cell-style-name="Default"/>
        <table:table-column table:style-name="co132" table:number-columns-repeated="16343" table:default-cell-style-name="Default"/>
        <table:table-row table:style-name="ro5">
          <table:table-cell table:style-name="comp_20_In_20_testa" table:number-columns-repeated="39"/>
          <table:table-cell table:number-columns-repeated="16344"/>
        </table:table-row>
        <table:table-row table:style-name="ro25">
          <table:table-cell table:style-name="ce634" table:formula="of:=RIGHT(CELL(&quot;FILENAME&quot;; [.A1]); LEN(CELL(&quot;FILENAME&quot;; [.A1])) - FIND(&quot;$&quot;; CELL(&quot;FILENAME&quot;; [.A1])) )" office:value-type="string" office:string-value="Lista 1" calcext:value-type="string" table:number-columns-spanned="2" table:number-rows-spanned="1">
            <text:p>Lista 1</text:p>
          </table:table-cell>
          <table:covered-table-cell table:style-name="ce690"/>
          <table:table-cell table:style-name="ce634" table:formula="of:=CONCATENATE(&quot;Dal &quot;;TEXT([.E3];&quot;GG/mm/aaaa&quot;);&quot; al &quot;;TEXT(EOMONTH([.E3];0);&quot;GG/mm/aaaa&quot; ))" office:value-type="string" office:string-value="Dal 01/01/2025 al 31/01/2025" calcext:value-type="string" table:number-columns-spanned="2" table:number-rows-spanned="1">
            <text:p>Dal 01/01/2025 al 31/01/2025</text:p>
          </table:table-cell>
          <table:covered-table-cell table:style-name="ce735"/>
          <table:table-cell table:style-name="ce757" office:value-type="string" calcext:value-type="string" table:number-columns-spanned="31" table:number-rows-spanned="1">
            <text:p>ORE O GIORNATE DI LAVORO </text:p>
          </table:table-cell>
          <table:covered-table-cell table:number-columns-repeated="30" table:style-name="ce769"/>
          <table:table-cell table:style-name="ce789" office:value-type="string" calcext:value-type="string">
            <text:p>Mese di </text:p>
          </table:table-cell>
          <table:table-cell table:style-name="ce801" table:content-validation-name="val17" office:value-type="string" calcext:value-type="string">
            <text:p>gennaio</text:p>
          </table:table-cell>
          <table:table-cell table:style-name="ce820" office:value-type="float" office:value="2025" calcext:value-type="float">
            <text:p>2025</text:p>
          </table:table-cell>
          <table:table-cell table:style-name="ce853" office:value-type="string" calcext:value-type="string">
            <text:p>INDICAZIONE DELL'IMPIEGO DEGLI OPERAI</text:p>
            <text:p>E DEI MEZZI D'OPERA </text:p>
          </table:table-cell>
          <table:table-cell table:number-columns-repeated="16344"/>
        </table:table-row>
        <table:table-row table:style-name="ro1">
          <table:table-cell table:style-name="ce645" office:value-type="string" calcext:value-type="string" table:number-columns-spanned="3" table:number-rows-spanned="1">
            <text:p>OPERAI O NOLEGGI </text:p>
          </table:table-cell>
          <table:covered-table-cell table:number-columns-repeated="2" table:style-name="ce691"/>
          <table:table-cell table:style-name="ce679" office:value-type="string" calcext:value-type="string" table:number-columns-spanned="1" table:number-rows-spanned="2">
            <text:p>QUALIFICA dell'operaio o del mezzo d'opera </text:p>
          </table:table-cell>
          <table:table-cell table:style-name="ce758" table:formula="of:=DATEVALUE(&quot;1 &quot;&amp;[.AK2]&amp;&quot; &quot;&amp;[.AL2])" office:value-type="date" office:date-value="2025-01-01" calcext:value-type="date">
            <text:p>1</text:p>
          </table:table-cell>
          <table:table-cell table:style-name="ce758" table:formula="of:=[.E3]+1" office:value-type="date" office:date-value="2025-01-02" calcext:value-type="date">
            <text:p>2</text:p>
          </table:table-cell>
          <table:table-cell table:style-name="ce758" table:formula="of:=[.F3]+1" office:value-type="date" office:date-value="2025-01-03" calcext:value-type="date">
            <text:p>3</text:p>
          </table:table-cell>
          <table:table-cell table:style-name="ce758" table:formula="of:=[.G3]+1" office:value-type="date" office:date-value="2025-01-04" calcext:value-type="date">
            <text:p>4</text:p>
          </table:table-cell>
          <table:table-cell table:style-name="ce758" table:formula="of:=[.H3]+1" office:value-type="date" office:date-value="2025-01-05" calcext:value-type="date">
            <text:p>5</text:p>
          </table:table-cell>
          <table:table-cell table:style-name="ce758" table:formula="of:=[.I3]+1" office:value-type="date" office:date-value="2025-01-06" calcext:value-type="date">
            <text:p>6</text:p>
          </table:table-cell>
          <table:table-cell table:style-name="ce758" table:formula="of:=[.J3]+1" office:value-type="date" office:date-value="2025-01-07" calcext:value-type="date">
            <text:p>7</text:p>
          </table:table-cell>
          <table:table-cell table:style-name="ce758" table:formula="of:=[.K3]+1" office:value-type="date" office:date-value="2025-01-08" calcext:value-type="date">
            <text:p>8</text:p>
          </table:table-cell>
          <table:table-cell table:style-name="ce758" table:formula="of:=[.L3]+1" office:value-type="date" office:date-value="2025-01-09" calcext:value-type="date">
            <text:p>9</text:p>
          </table:table-cell>
          <table:table-cell table:style-name="ce758" table:formula="of:=[.M3]+1" office:value-type="date" office:date-value="2025-01-10" calcext:value-type="date">
            <text:p>10</text:p>
          </table:table-cell>
          <table:table-cell table:style-name="ce758" table:formula="of:=[.N3]+1" office:value-type="date" office:date-value="2025-01-11" calcext:value-type="date">
            <text:p>11</text:p>
          </table:table-cell>
          <table:table-cell table:style-name="ce758" table:formula="of:=[.O3]+1" office:value-type="date" office:date-value="2025-01-12" calcext:value-type="date">
            <text:p>12</text:p>
          </table:table-cell>
          <table:table-cell table:style-name="ce758" table:formula="of:=[.P3]+1" office:value-type="date" office:date-value="2025-01-13" calcext:value-type="date">
            <text:p>13</text:p>
          </table:table-cell>
          <table:table-cell table:style-name="ce758" table:formula="of:=[.Q3]+1" office:value-type="date" office:date-value="2025-01-14" calcext:value-type="date">
            <text:p>14</text:p>
          </table:table-cell>
          <table:table-cell table:style-name="ce758" table:formula="of:=[.R3]+1" office:value-type="date" office:date-value="2025-01-15" calcext:value-type="date">
            <text:p>15</text:p>
          </table:table-cell>
          <table:table-cell table:style-name="ce758" table:formula="of:=[.S3]+1" office:value-type="date" office:date-value="2025-01-16" calcext:value-type="date">
            <text:p>16</text:p>
          </table:table-cell>
          <table:table-cell table:style-name="ce758" table:formula="of:=[.T3]+1" office:value-type="date" office:date-value="2025-01-17" calcext:value-type="date">
            <text:p>17</text:p>
          </table:table-cell>
          <table:table-cell table:style-name="ce758" table:formula="of:=[.U3]+1" office:value-type="date" office:date-value="2025-01-18" calcext:value-type="date">
            <text:p>18</text:p>
          </table:table-cell>
          <table:table-cell table:style-name="ce758" table:formula="of:=[.V3]+1" office:value-type="date" office:date-value="2025-01-19" calcext:value-type="date">
            <text:p>19</text:p>
          </table:table-cell>
          <table:table-cell table:style-name="ce758" table:formula="of:=[.W3]+1" office:value-type="date" office:date-value="2025-01-20" calcext:value-type="date">
            <text:p>20</text:p>
          </table:table-cell>
          <table:table-cell table:style-name="ce758" table:formula="of:=[.X3]+1" office:value-type="date" office:date-value="2025-01-21" calcext:value-type="date">
            <text:p>21</text:p>
          </table:table-cell>
          <table:table-cell table:style-name="ce758" table:formula="of:=[.Y3]+1" office:value-type="date" office:date-value="2025-01-22" calcext:value-type="date">
            <text:p>22</text:p>
          </table:table-cell>
          <table:table-cell table:style-name="ce758" table:formula="of:=[.Z3]+1" office:value-type="date" office:date-value="2025-01-23" calcext:value-type="date">
            <text:p>23</text:p>
          </table:table-cell>
          <table:table-cell table:style-name="ce758" table:formula="of:=[.AA3]+1" office:value-type="date" office:date-value="2025-01-24" calcext:value-type="date">
            <text:p>24</text:p>
          </table:table-cell>
          <table:table-cell table:style-name="ce758" table:formula="of:=[.AB3]+1" office:value-type="date" office:date-value="2025-01-25" calcext:value-type="date">
            <text:p>25</text:p>
          </table:table-cell>
          <table:table-cell table:style-name="ce758" table:formula="of:=[.AC3]+1" office:value-type="date" office:date-value="2025-01-26" calcext:value-type="date">
            <text:p>26</text:p>
          </table:table-cell>
          <table:table-cell table:style-name="ce758" table:formula="of:=[.AD3]+1" office:value-type="date" office:date-value="2025-01-27" calcext:value-type="date">
            <text:p>27</text:p>
          </table:table-cell>
          <table:table-cell table:style-name="ce758" table:formula="of:=[.AE3]+1" office:value-type="date" office:date-value="2025-01-28" calcext:value-type="date">
            <text:p>28</text:p>
          </table:table-cell>
          <table:table-cell table:style-name="ce758" table:formula="of:=[.AF3]+1" office:value-type="date" office:date-value="2025-01-29" calcext:value-type="date">
            <text:p>29</text:p>
          </table:table-cell>
          <table:table-cell table:style-name="ce758" table:formula="of:=[.AG3]+1" office:value-type="date" office:date-value="2025-01-30" calcext:value-type="date">
            <text:p>30</text:p>
          </table:table-cell>
          <table:table-cell table:style-name="ce758" table:formula="of:=[.AH3]+1" office:value-type="date" office:date-value="2025-01-31" calcext:value-type="date">
            <text:p>31</text:p>
          </table:table-cell>
          <table:table-cell table:style-name="ce779" office:value-type="string" calcext:value-type="string" table:number-columns-spanned="3" table:number-rows-spanned="1">
            <text:p>ORE</text:p>
          </table:table-cell>
          <table:covered-table-cell table:number-columns-repeated="2" table:style-name="ce798"/>
          <table:table-cell table:style-name="ce854" office:value-type="string" calcext:value-type="string" table:number-columns-spanned="1" table:number-rows-spanned="2">
            <text:p>ANNOTAZIONI</text:p>
          </table:table-cell>
          <table:table-cell table:number-columns-repeated="16344"/>
        </table:table-row>
        <table:table-row table:style-name="ro2">
          <table:table-cell table:style-name="ce646" office:value-type="string" calcext:value-type="string">
            <text:p>Numero d'ordine</text:p>
          </table:table-cell>
          <table:table-cell table:style-name="ce679" office:value-type="string" calcext:value-type="string">
            <text:p>Codice Articolo</text:p>
          </table:table-cell>
          <table:table-cell table:style-name="ce679" office:value-type="string" calcext:value-type="string">
            <text:p>COGNOME E NOME</text:p>
            <text:p>O NATURA DEL NOLEGGIO </text:p>
          </table:table-cell>
          <table:covered-table-cell table:style-name="ce679"/>
          <table:table-cell table:style-name="ce759" table:formula="of:=IF(WEEKDAY([.E3];2)=1;&quot;l&quot;;IF(WEEKDAY([.E3];2)=2;&quot;m&quot;;IF(WEEKDAY([.E3];2)=3;&quot;m&quot;;IF(WEEKDAY([.E3];2)=4;&quot;g&quot;;IF(WEEKDAY([.E3];2)=5;&quot;v&quot;;IF(WEEKDAY([.E3];2)=6;&quot;s&quot;;IF(WEEKDAY([.E3];2)=7;&quot;d&quot;)))))))" office:value-type="string" office:string-value="m" calcext:value-type="string">
            <text:p>m</text:p>
          </table:table-cell>
          <table:table-cell table:style-name="ce759" table:formula="of:=IF(WEEKDAY([.F3];2)=1;&quot;l&quot;;IF(WEEKDAY([.F3];2)=2;&quot;m&quot;;IF(WEEKDAY([.F3];2)=3;&quot;m&quot;;IF(WEEKDAY([.F3];2)=4;&quot;g&quot;;IF(WEEKDAY([.F3];2)=5;&quot;v&quot;;IF(WEEKDAY([.F3];2)=6;&quot;s&quot;;IF(WEEKDAY([.F3];2)=7;&quot;d&quot;)))))))" office:value-type="string" office:string-value="g" calcext:value-type="string">
            <text:p>g</text:p>
          </table:table-cell>
          <table:table-cell table:style-name="ce770" table:formula="of:=IF(WEEKDAY([.G3];2)=1;&quot;l&quot;;IF(WEEKDAY([.G3];2)=2;&quot;m&quot;;IF(WEEKDAY([.G3];2)=3;&quot;m&quot;;IF(WEEKDAY([.G3];2)=4;&quot;g&quot;;IF(WEEKDAY([.G3];2)=5;&quot;v&quot;;IF(WEEKDAY([.G3];2)=6;&quot;s&quot;;IF(WEEKDAY([.G3];2)=7;&quot;d&quot;)))))))" office:value-type="string" office:string-value="v" calcext:value-type="string">
            <text:p>v</text:p>
          </table:table-cell>
          <table:table-cell table:style-name="ce734" table:formula="of:=IF(WEEKDAY([.H3];2)=1;&quot;l&quot;;IF(WEEKDAY([.H3];2)=2;&quot;m&quot;;IF(WEEKDAY([.H3];2)=3;&quot;m&quot;;IF(WEEKDAY([.H3];2)=4;&quot;g&quot;;IF(WEEKDAY([.H3];2)=5;&quot;v&quot;;IF(WEEKDAY([.H3];2)=6;&quot;s&quot;;IF(WEEKDAY([.H3];2)=7;&quot;d&quot;)))))))" office:value-type="string" office:string-value="s" calcext:value-type="string">
            <text:p>s</text:p>
          </table:table-cell>
          <table:table-cell table:style-name="ce734" table:formula="of:=IF(WEEKDAY([.I3];2)=1;&quot;l&quot;;IF(WEEKDAY([.I3];2)=2;&quot;m&quot;;IF(WEEKDAY([.I3];2)=3;&quot;m&quot;;IF(WEEKDAY([.I3];2)=4;&quot;g&quot;;IF(WEEKDAY([.I3];2)=5;&quot;v&quot;;IF(WEEKDAY([.I3];2)=6;&quot;s&quot;;IF(WEEKDAY([.I3];2)=7;&quot;d&quot;)))))))" office:value-type="string" office:string-value="d" calcext:value-type="string">
            <text:p>d</text:p>
          </table:table-cell>
          <table:table-cell table:style-name="ce770" table:formula="of:=IF(WEEKDAY([.J3];2)=1;&quot;l&quot;;IF(WEEKDAY([.J3];2)=2;&quot;m&quot;;IF(WEEKDAY([.J3];2)=3;&quot;m&quot;;IF(WEEKDAY([.J3];2)=4;&quot;g&quot;;IF(WEEKDAY([.J3];2)=5;&quot;v&quot;;IF(WEEKDAY([.J3];2)=6;&quot;s&quot;;IF(WEEKDAY([.J3];2)=7;&quot;d&quot;)))))))" office:value-type="string" office:string-value="l" calcext:value-type="string">
            <text:p>l</text:p>
          </table:table-cell>
          <table:table-cell table:style-name="ce770" table:formula="of:=IF(WEEKDAY([.K3];2)=1;&quot;l&quot;;IF(WEEKDAY([.K3];2)=2;&quot;m&quot;;IF(WEEKDAY([.K3];2)=3;&quot;m&quot;;IF(WEEKDAY([.K3];2)=4;&quot;g&quot;;IF(WEEKDAY([.K3];2)=5;&quot;v&quot;;IF(WEEKDAY([.K3];2)=6;&quot;s&quot;;IF(WEEKDAY([.K3];2)=7;&quot;d&quot;)))))))" office:value-type="string" office:string-value="m" calcext:value-type="string">
            <text:p>m</text:p>
          </table:table-cell>
          <table:table-cell table:style-name="ce759" table:formula="of:=IF(WEEKDAY([.L3];2)=1;&quot;l&quot;;IF(WEEKDAY([.L3];2)=2;&quot;m&quot;;IF(WEEKDAY([.L3];2)=3;&quot;m&quot;;IF(WEEKDAY([.L3];2)=4;&quot;g&quot;;IF(WEEKDAY([.L3];2)=5;&quot;v&quot;;IF(WEEKDAY([.L3];2)=6;&quot;s&quot;;IF(WEEKDAY([.L3];2)=7;&quot;d&quot;)))))))" office:value-type="string" office:string-value="m" calcext:value-type="string">
            <text:p>m</text:p>
          </table:table-cell>
          <table:table-cell table:style-name="ce759" table:formula="of:=IF(WEEKDAY([.M3];2)=1;&quot;l&quot;;IF(WEEKDAY([.M3];2)=2;&quot;m&quot;;IF(WEEKDAY([.M3];2)=3;&quot;m&quot;;IF(WEEKDAY([.M3];2)=4;&quot;g&quot;;IF(WEEKDAY([.M3];2)=5;&quot;v&quot;;IF(WEEKDAY([.M3];2)=6;&quot;s&quot;;IF(WEEKDAY([.M3];2)=7;&quot;d&quot;)))))))" office:value-type="string" office:string-value="g" calcext:value-type="string">
            <text:p>g</text:p>
          </table:table-cell>
          <table:table-cell table:style-name="ce770" table:formula="of:=IF(WEEKDAY([.N3];2)=1;&quot;l&quot;;IF(WEEKDAY([.N3];2)=2;&quot;m&quot;;IF(WEEKDAY([.N3];2)=3;&quot;m&quot;;IF(WEEKDAY([.N3];2)=4;&quot;g&quot;;IF(WEEKDAY([.N3];2)=5;&quot;v&quot;;IF(WEEKDAY([.N3];2)=6;&quot;s&quot;;IF(WEEKDAY([.N3];2)=7;&quot;d&quot;)))))))" office:value-type="string" office:string-value="v" calcext:value-type="string">
            <text:p>v</text:p>
          </table:table-cell>
          <table:table-cell table:style-name="ce734" table:formula="of:=IF(WEEKDAY([.O3];2)=1;&quot;l&quot;;IF(WEEKDAY([.O3];2)=2;&quot;m&quot;;IF(WEEKDAY([.O3];2)=3;&quot;m&quot;;IF(WEEKDAY([.O3];2)=4;&quot;g&quot;;IF(WEEKDAY([.O3];2)=5;&quot;v&quot;;IF(WEEKDAY([.O3];2)=6;&quot;s&quot;;IF(WEEKDAY([.O3];2)=7;&quot;d&quot;)))))))" office:value-type="string" office:string-value="s" calcext:value-type="string">
            <text:p>s</text:p>
          </table:table-cell>
          <table:table-cell table:style-name="ce734" table:formula="of:=IF(WEEKDAY([.P3];2)=1;&quot;l&quot;;IF(WEEKDAY([.P3];2)=2;&quot;m&quot;;IF(WEEKDAY([.P3];2)=3;&quot;m&quot;;IF(WEEKDAY([.P3];2)=4;&quot;g&quot;;IF(WEEKDAY([.P3];2)=5;&quot;v&quot;;IF(WEEKDAY([.P3];2)=6;&quot;s&quot;;IF(WEEKDAY([.P3];2)=7;&quot;d&quot;)))))))" office:value-type="string" office:string-value="d" calcext:value-type="string">
            <text:p>d</text:p>
          </table:table-cell>
          <table:table-cell table:style-name="ce770" table:formula="of:=IF(WEEKDAY([.Q3];2)=1;&quot;l&quot;;IF(WEEKDAY([.Q3];2)=2;&quot;m&quot;;IF(WEEKDAY([.Q3];2)=3;&quot;m&quot;;IF(WEEKDAY([.Q3];2)=4;&quot;g&quot;;IF(WEEKDAY([.Q3];2)=5;&quot;v&quot;;IF(WEEKDAY([.Q3];2)=6;&quot;s&quot;;IF(WEEKDAY([.Q3];2)=7;&quot;d&quot;)))))))" office:value-type="string" office:string-value="l" calcext:value-type="string">
            <text:p>l</text:p>
          </table:table-cell>
          <table:table-cell table:style-name="ce770" table:formula="of:=IF(WEEKDAY([.R3];2)=1;&quot;l&quot;;IF(WEEKDAY([.R3];2)=2;&quot;m&quot;;IF(WEEKDAY([.R3];2)=3;&quot;m&quot;;IF(WEEKDAY([.R3];2)=4;&quot;g&quot;;IF(WEEKDAY([.R3];2)=5;&quot;v&quot;;IF(WEEKDAY([.R3];2)=6;&quot;s&quot;;IF(WEEKDAY([.R3];2)=7;&quot;d&quot;)))))))" office:value-type="string" office:string-value="m" calcext:value-type="string">
            <text:p>m</text:p>
          </table:table-cell>
          <table:table-cell table:style-name="ce759" table:formula="of:=IF(WEEKDAY([.S3];2)=1;&quot;l&quot;;IF(WEEKDAY([.S3];2)=2;&quot;m&quot;;IF(WEEKDAY([.S3];2)=3;&quot;m&quot;;IF(WEEKDAY([.S3];2)=4;&quot;g&quot;;IF(WEEKDAY([.S3];2)=5;&quot;v&quot;;IF(WEEKDAY([.S3];2)=6;&quot;s&quot;;IF(WEEKDAY([.S3];2)=7;&quot;d&quot;)))))))" office:value-type="string" office:string-value="m" calcext:value-type="string">
            <text:p>m</text:p>
          </table:table-cell>
          <table:table-cell table:style-name="ce759" table:formula="of:=IF(WEEKDAY([.T3];2)=1;&quot;l&quot;;IF(WEEKDAY([.T3];2)=2;&quot;m&quot;;IF(WEEKDAY([.T3];2)=3;&quot;m&quot;;IF(WEEKDAY([.T3];2)=4;&quot;g&quot;;IF(WEEKDAY([.T3];2)=5;&quot;v&quot;;IF(WEEKDAY([.T3];2)=6;&quot;s&quot;;IF(WEEKDAY([.T3];2)=7;&quot;d&quot;)))))))" office:value-type="string" office:string-value="g" calcext:value-type="string">
            <text:p>g</text:p>
          </table:table-cell>
          <table:table-cell table:style-name="ce770" table:formula="of:=IF(WEEKDAY([.U3];2)=1;&quot;l&quot;;IF(WEEKDAY([.U3];2)=2;&quot;m&quot;;IF(WEEKDAY([.U3];2)=3;&quot;m&quot;;IF(WEEKDAY([.U3];2)=4;&quot;g&quot;;IF(WEEKDAY([.U3];2)=5;&quot;v&quot;;IF(WEEKDAY([.U3];2)=6;&quot;s&quot;;IF(WEEKDAY([.U3];2)=7;&quot;d&quot;)))))))" office:value-type="string" office:string-value="v" calcext:value-type="string">
            <text:p>v</text:p>
          </table:table-cell>
          <table:table-cell table:style-name="ce734" table:formula="of:=IF(WEEKDAY([.V3];2)=1;&quot;l&quot;;IF(WEEKDAY([.V3];2)=2;&quot;m&quot;;IF(WEEKDAY([.V3];2)=3;&quot;m&quot;;IF(WEEKDAY([.V3];2)=4;&quot;g&quot;;IF(WEEKDAY([.V3];2)=5;&quot;v&quot;;IF(WEEKDAY([.V3];2)=6;&quot;s&quot;;IF(WEEKDAY([.V3];2)=7;&quot;d&quot;)))))))" office:value-type="string" office:string-value="s" calcext:value-type="string">
            <text:p>s</text:p>
          </table:table-cell>
          <table:table-cell table:style-name="ce734" table:formula="of:=IF(WEEKDAY([.W3];2)=1;&quot;l&quot;;IF(WEEKDAY([.W3];2)=2;&quot;m&quot;;IF(WEEKDAY([.W3];2)=3;&quot;m&quot;;IF(WEEKDAY([.W3];2)=4;&quot;g&quot;;IF(WEEKDAY([.W3];2)=5;&quot;v&quot;;IF(WEEKDAY([.W3];2)=6;&quot;s&quot;;IF(WEEKDAY([.W3];2)=7;&quot;d&quot;)))))))" office:value-type="string" office:string-value="d" calcext:value-type="string">
            <text:p>d</text:p>
          </table:table-cell>
          <table:table-cell table:style-name="ce770" table:formula="of:=IF(WEEKDAY([.X3];2)=1;&quot;l&quot;;IF(WEEKDAY([.X3];2)=2;&quot;m&quot;;IF(WEEKDAY([.X3];2)=3;&quot;m&quot;;IF(WEEKDAY([.X3];2)=4;&quot;g&quot;;IF(WEEKDAY([.X3];2)=5;&quot;v&quot;;IF(WEEKDAY([.X3];2)=6;&quot;s&quot;;IF(WEEKDAY([.X3];2)=7;&quot;d&quot;)))))))" office:value-type="string" office:string-value="l" calcext:value-type="string">
            <text:p>l</text:p>
          </table:table-cell>
          <table:table-cell table:style-name="ce770" table:formula="of:=IF(WEEKDAY([.Y3];2)=1;&quot;l&quot;;IF(WEEKDAY([.Y3];2)=2;&quot;m&quot;;IF(WEEKDAY([.Y3];2)=3;&quot;m&quot;;IF(WEEKDAY([.Y3];2)=4;&quot;g&quot;;IF(WEEKDAY([.Y3];2)=5;&quot;v&quot;;IF(WEEKDAY([.Y3];2)=6;&quot;s&quot;;IF(WEEKDAY([.Y3];2)=7;&quot;d&quot;)))))))" office:value-type="string" office:string-value="m" calcext:value-type="string">
            <text:p>m</text:p>
          </table:table-cell>
          <table:table-cell table:style-name="ce759" table:formula="of:=IF(WEEKDAY([.Z3];2)=1;&quot;l&quot;;IF(WEEKDAY([.Z3];2)=2;&quot;m&quot;;IF(WEEKDAY([.Z3];2)=3;&quot;m&quot;;IF(WEEKDAY([.Z3];2)=4;&quot;g&quot;;IF(WEEKDAY([.Z3];2)=5;&quot;v&quot;;IF(WEEKDAY([.Z3];2)=6;&quot;s&quot;;IF(WEEKDAY([.Z3];2)=7;&quot;d&quot;)))))))" office:value-type="string" office:string-value="m" calcext:value-type="string">
            <text:p>m</text:p>
          </table:table-cell>
          <table:table-cell table:style-name="ce759" table:formula="of:=IF(WEEKDAY([.AA3];2)=1;&quot;l&quot;;IF(WEEKDAY([.AA3];2)=2;&quot;m&quot;;IF(WEEKDAY([.AA3];2)=3;&quot;m&quot;;IF(WEEKDAY([.AA3];2)=4;&quot;g&quot;;IF(WEEKDAY([.AA3];2)=5;&quot;v&quot;;IF(WEEKDAY([.AA3];2)=6;&quot;s&quot;;IF(WEEKDAY([.AA3];2)=7;&quot;d&quot;)))))))" office:value-type="string" office:string-value="g" calcext:value-type="string">
            <text:p>g</text:p>
          </table:table-cell>
          <table:table-cell table:style-name="ce770" table:formula="of:=IF(WEEKDAY([.AB3];2)=1;&quot;l&quot;;IF(WEEKDAY([.AB3];2)=2;&quot;m&quot;;IF(WEEKDAY([.AB3];2)=3;&quot;m&quot;;IF(WEEKDAY([.AB3];2)=4;&quot;g&quot;;IF(WEEKDAY([.AB3];2)=5;&quot;v&quot;;IF(WEEKDAY([.AB3];2)=6;&quot;s&quot;;IF(WEEKDAY([.AB3];2)=7;&quot;d&quot;)))))))" office:value-type="string" office:string-value="v" calcext:value-type="string">
            <text:p>v</text:p>
          </table:table-cell>
          <table:table-cell table:style-name="ce734" table:formula="of:=IF(WEEKDAY([.AC3];2)=1;&quot;l&quot;;IF(WEEKDAY([.AC3];2)=2;&quot;m&quot;;IF(WEEKDAY([.AC3];2)=3;&quot;m&quot;;IF(WEEKDAY([.AC3];2)=4;&quot;g&quot;;IF(WEEKDAY([.AC3];2)=5;&quot;v&quot;;IF(WEEKDAY([.AC3];2)=6;&quot;s&quot;;IF(WEEKDAY([.AC3];2)=7;&quot;d&quot;)))))))" office:value-type="string" office:string-value="s" calcext:value-type="string">
            <text:p>s</text:p>
          </table:table-cell>
          <table:table-cell table:style-name="ce734" table:formula="of:=IF(WEEKDAY([.AD3];2)=1;&quot;l&quot;;IF(WEEKDAY([.AD3];2)=2;&quot;m&quot;;IF(WEEKDAY([.AD3];2)=3;&quot;m&quot;;IF(WEEKDAY([.AD3];2)=4;&quot;g&quot;;IF(WEEKDAY([.AD3];2)=5;&quot;v&quot;;IF(WEEKDAY([.AD3];2)=6;&quot;s&quot;;IF(WEEKDAY([.AD3];2)=7;&quot;d&quot;)))))))" office:value-type="string" office:string-value="d" calcext:value-type="string">
            <text:p>d</text:p>
          </table:table-cell>
          <table:table-cell table:style-name="ce770" table:formula="of:=IF(WEEKDAY([.AE3];2)=1;&quot;l&quot;;IF(WEEKDAY([.AE3];2)=2;&quot;m&quot;;IF(WEEKDAY([.AE3];2)=3;&quot;m&quot;;IF(WEEKDAY([.AE3];2)=4;&quot;g&quot;;IF(WEEKDAY([.AE3];2)=5;&quot;v&quot;;IF(WEEKDAY([.AE3];2)=6;&quot;s&quot;;IF(WEEKDAY([.AE3];2)=7;&quot;d&quot;)))))))" office:value-type="string" office:string-value="l" calcext:value-type="string">
            <text:p>l</text:p>
          </table:table-cell>
          <table:table-cell table:style-name="ce770" table:formula="of:=IF(WEEKDAY([.AF3];2)=1;&quot;l&quot;;IF(WEEKDAY([.AF3];2)=2;&quot;m&quot;;IF(WEEKDAY([.AF3];2)=3;&quot;m&quot;;IF(WEEKDAY([.AF3];2)=4;&quot;g&quot;;IF(WEEKDAY([.AF3];2)=5;&quot;v&quot;;IF(WEEKDAY([.AF3];2)=6;&quot;s&quot;;IF(WEEKDAY([.AF3];2)=7;&quot;d&quot;)))))))" office:value-type="string" office:string-value="m" calcext:value-type="string">
            <text:p>m</text:p>
          </table:table-cell>
          <table:table-cell table:style-name="ce759" table:formula="of:=IF(WEEKDAY([.AG3];2)=1;&quot;l&quot;;IF(WEEKDAY([.AG3];2)=2;&quot;m&quot;;IF(WEEKDAY([.AG3];2)=3;&quot;m&quot;;IF(WEEKDAY([.AG3];2)=4;&quot;g&quot;;IF(WEEKDAY([.AG3];2)=5;&quot;v&quot;;IF(WEEKDAY([.AG3];2)=6;&quot;s&quot;;IF(WEEKDAY([.AG3];2)=7;&quot;d&quot;)))))))" office:value-type="string" office:string-value="m" calcext:value-type="string">
            <text:p>m</text:p>
          </table:table-cell>
          <table:table-cell table:style-name="ce759" table:formula="of:=IF(WEEKDAY([.AH3];2)=1;&quot;l&quot;;IF(WEEKDAY([.AH3];2)=2;&quot;m&quot;;IF(WEEKDAY([.AH3];2)=3;&quot;m&quot;;IF(WEEKDAY([.AH3];2)=4;&quot;g&quot;;IF(WEEKDAY([.AH3];2)=5;&quot;v&quot;;IF(WEEKDAY([.AH3];2)=6;&quot;s&quot;;IF(WEEKDAY([.AH3];2)=7;&quot;d&quot;)))))))" office:value-type="string" office:string-value="g" calcext:value-type="string">
            <text:p>g</text:p>
          </table:table-cell>
          <table:table-cell table:style-name="ce770" table:formula="of:=IF(WEEKDAY([.AI3];2)=1;&quot;l&quot;;IF(WEEKDAY([.AI3];2)=2;&quot;m&quot;;IF(WEEKDAY([.AI3];2)=3;&quot;m&quot;;IF(WEEKDAY([.AI3];2)=4;&quot;g&quot;;IF(WEEKDAY([.AI3];2)=5;&quot;v&quot;;IF(WEEKDAY([.AI3];2)=6;&quot;s&quot;;IF(WEEKDAY([.AI3];2)=7;&quot;d&quot;)))))))" office:value-type="string" office:string-value="v" calcext:value-type="string">
            <text:p>v</text:p>
          </table:table-cell>
          <table:table-cell table:style-name="ce779" office:value-type="string" calcext:value-type="string">
            <text:p>TOTALE</text:p>
          </table:table-cell>
          <table:table-cell table:style-name="ce798" office:value-type="string" calcext:value-type="string">
            <text:p>PREZZO </text:p>
          </table:table-cell>
          <table:table-cell table:style-name="ce798" office:value-type="string" calcext:value-type="string">
            <text:p>IMPORTO</text:p>
          </table:table-cell>
          <table:covered-table-cell table:style-name="ce854"/>
          <table:table-cell table:number-columns-repeated="16344"/>
        </table:table-row>
        <table:table-row table:style-name="ro1">
          <table:table-cell table:style-name="ce653" office:value-type="float" office:value="1" calcext:value-type="float">
            <text:p>1</text:p>
          </table:table-cell>
          <table:table-cell table:style-name="ce671"/>
          <table:table-cell table:style-name="ce681"/>
          <table:table-cell table:style-name="ce703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3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5:.AI5])" office:value-type="float" office:value="0" calcext:value-type="float">
            <text:p>0</text:p>
          </table:table-cell>
          <table:table-cell table:style-name="ce790" table:formula="of:=IFERROR(VLOOKUP([.B5];elenco_prezzi;5;FALSE());&quot;&quot;)">
            <text:p/>
          </table:table-cell>
          <table:table-cell table:style-name="ce825" table:formula="of:=IFERROR([.AJ5]*[.AK5];&quot;&quot;)">
            <text:p/>
          </table:table-cell>
          <table:table-cell table:style-name="ce837" table:number-columns-spanned="1" table:number-rows-spanned="16"/>
          <table:table-cell table:number-columns-repeated="16344"/>
        </table:table-row>
        <table:table-row table:style-name="ro1">
          <table:table-cell table:style-name="ce653" office:value-type="float" office:value="2" calcext:value-type="float">
            <text:p>2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6:.AI6])" office:value-type="float" office:value="0" calcext:value-type="float">
            <text:p>0</text:p>
          </table:table-cell>
          <table:table-cell table:style-name="ce790" table:formula="of:=IFERROR(VLOOKUP([.B6];elenco_prezzi;5;FALSE());&quot;&quot;)">
            <text:p/>
          </table:table-cell>
          <table:table-cell table:style-name="ce825" table:formula="of:=IFERROR([.AJ6]*[.AK6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3" calcext:value-type="float">
            <text:p>3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7:.AI7])" office:value-type="float" office:value="0" calcext:value-type="float">
            <text:p>0</text:p>
          </table:table-cell>
          <table:table-cell table:style-name="ce790" table:formula="of:=IFERROR(VLOOKUP([.B7];elenco_prezzi;5;FALSE());&quot;&quot;)">
            <text:p/>
          </table:table-cell>
          <table:table-cell table:style-name="ce825" table:formula="of:=IFERROR([.AJ7]*[.AK7];&quot;&quot;)">
            <text:p/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54" office:value-type="string" calcext:value-type="string">
            <text:p>A</text:p>
          </table:table-cell>
          <table:table-cell table:style-name="ce672" office:value-type="string" calcext:value-type="string" table:number-columns-spanned="34" table:number-rows-spanned="1">
            <text:p>SOMMANO LA MANODOPERA</text:p>
          </table:table-cell>
          <table:covered-table-cell table:style-name="ce682"/>
          <table:covered-table-cell table:style-name="ce706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67" table:number-columns-spanned="2" table:number-rows-spanned="1"/>
          <table:covered-table-cell table:style-name="ce797"/>
          <table:table-cell table:style-name="ce826" table:formula="of:=SUBTOTAL(9;[.AL5:.AL8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4" calcext:value-type="float">
            <text:p>4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9:.AI9])" office:value-type="float" office:value="0" calcext:value-type="float">
            <text:p>0</text:p>
          </table:table-cell>
          <table:table-cell table:style-name="ce790" table:formula="of:=IFERROR(VLOOKUP([.B9];elenco_prezzi;5;FALSE());&quot;&quot;)">
            <text:p/>
          </table:table-cell>
          <table:table-cell table:style-name="ce827" table:formula="of:=IFERROR([.AJ9]*[.AK9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5" calcext:value-type="float">
            <text:p>5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0:.AI10])" office:value-type="float" office:value="0" calcext:value-type="float">
            <text:p>0</text:p>
          </table:table-cell>
          <table:table-cell table:style-name="ce790" table:formula="of:=IFERROR(VLOOKUP([.B10];elenco_prezzi;5;FALSE());&quot;&quot;)">
            <text:p/>
          </table:table-cell>
          <table:table-cell table:style-name="ce827" table:formula="of:=IFERROR([.AJ10]*[.AK10];&quot;&quot;)">
            <text:p/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58" office:value-type="string" calcext:value-type="string">
            <text:p>B</text:p>
          </table:table-cell>
          <table:table-cell table:style-name="ce673" office:value-type="string" calcext:value-type="string" table:number-columns-spanned="34" table:number-rows-spanned="1">
            <text:p>SOMMANO I NOLI</text:p>
          </table:table-cell>
          <table:covered-table-cell table:style-name="ce684"/>
          <table:covered-table-cell table:style-name="ce708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1" table:number-columns-spanned="2" table:number-rows-spanned="1"/>
          <table:covered-table-cell table:style-name="ce800"/>
          <table:table-cell table:style-name="ce828" table:formula="of:=SUBTOTAL(9;[.AL9:.AL11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6" calcext:value-type="float">
            <text:p>6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2:.AI12])" office:value-type="float" office:value="0" calcext:value-type="float">
            <text:p>0</text:p>
          </table:table-cell>
          <table:table-cell table:style-name="ce790" table:formula="of:=IFERROR(VLOOKUP([.B12];elenco_prezzi;5;FALSE());&quot;&quot;)">
            <text:p/>
          </table:table-cell>
          <table:table-cell table:style-name="ce829" table:formula="of:=IFERROR([.AJ12]*[.AK12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7" calcext:value-type="float">
            <text:p>7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3:.AI13])" office:value-type="float" office:value="0" calcext:value-type="float">
            <text:p>0</text:p>
          </table:table-cell>
          <table:table-cell table:style-name="ce790" table:formula="of:=IFERROR(VLOOKUP([.B13];elenco_prezzi;5;FALSE());&quot;&quot;)">
            <text:p/>
          </table:table-cell>
          <table:table-cell table:style-name="ce829" table:formula="of:=IFERROR([.AJ13]*[.AK13];&quot;&quot;)">
            <text:p/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59" office:value-type="string" calcext:value-type="string">
            <text:p>C</text:p>
          </table:table-cell>
          <table:table-cell table:style-name="ce674" office:value-type="string" calcext:value-type="string" table:number-columns-spanned="34" table:number-rows-spanned="1">
            <text:p>SOMMANO I MATERIALI</text:p>
          </table:table-cell>
          <table:covered-table-cell table:style-name="ce685"/>
          <table:covered-table-cell table:style-name="ce709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2" table:number-columns-spanned="2" table:number-rows-spanned="1"/>
          <table:covered-table-cell table:style-name="ce810"/>
          <table:table-cell table:style-name="ce830" table:formula="of:=SUBTOTAL(9;[.AL12:.AL14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D</text:p>
          </table:table-cell>
          <table:table-cell table:style-name="ce675" office:value-type="string" calcext:value-type="string" table:number-columns-spanned="34" table:number-rows-spanned="1">
            <text:p>TOTALE LISTA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4]+[.AL11]+[.AL8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E</text:p>
          </table:table-cell>
          <table:table-cell table:style-name="ce675" table:formula="of:=&quot;Aumento del &quot;&amp;TEXT([$S1.H320];&quot;0,00%;[RED]-0,00%&quot;)&amp;&quot; per Spese Generali su A+B+C&quot;" office:value-type="string" office:string-value="Aumento del 15,00% per Spese Generali su A+B+C" calcext:value-type="string" table:number-columns-spanned="34" table:number-rows-spanned="1">
            <text:p>Aumento del 15,00% per Spese Generali su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5]*[$S1.H320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F</text:p>
          </table:table-cell>
          <table:table-cell table:style-name="ce675" table:formula="of:=&quot;Aumento del &quot;&amp;TEXT([$S1.H321];&quot;0,00%;[RED]-0,00%&quot;)&amp;&quot; per Utile d’Impresa su D+E&quot;" office:value-type="string" office:string-value="Aumento del 10,00% per Utile d’Impresa su D+E" calcext:value-type="string" table:number-columns-spanned="34" table:number-rows-spanned="1">
            <text:p>Aumento del 10,00% per Utile d’Impresa su D+E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SUM([.AL15:.AL16])*[$S1.H321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SOMMANO D+E+F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2" table:formula="of:=SUM([.AL15:.AL17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5" table:formula="of:=&quot;A detrarre il ribasso del &quot;&amp;TEXT([$S2.C78];&quot;0,000%;[RED]-0,000%&quot;)&amp;&quot; su Spese Generali ed Utile d’Impresa&quot;" office:value-type="string" office:string-value="A detrarre il ribasso del 0,000% su Spese Generali ed Utile d’Impresa" calcext:value-type="string" table:number-columns-spanned="34" table:number-rows-spanned="1">
            <text:p>A detrarre il ribasso del 0,000% su Spese Generali ed Utile d’Impresa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3" table:formula="of:=-SUM([.AL16:.AL17])*[$S2.$C$78]" office:value-type="currency" office:currency="EUR" office:value="-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TOTALE NETTO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4" table:formula="of:=SUM([.AL18:.AL19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39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L'Impresa esecutrice</text:p>
          </table:table-cell>
          <table:table-cell table:number-columns-repeated="16344"/>
        </table:table-row>
        <table:table-row table:style-name="ro59">
          <table:table-cell table:style-name="ce662"/>
          <table:table-cell table:style-name="ce677"/>
          <table:table-cell table:style-name="ce698" table:number-columns-repeated="33"/>
          <table:table-cell table:style-name="ce481"/>
          <table:table-cell table:style-name="ce822" table:number-columns-repeated="2"/>
          <table:table-cell table:style-name="ce841" table:formula="of:=[$S2.C17]" office:value-type="string" office:string-value="Appaltatore" calcext:value-type="string">
            <text:p>Appaltatore</text:p>
          </table:table-cell>
          <table:table-cell table:style-name="ce481" table:number-columns-repeated="11"/>
          <table:table-cell table:number-columns-repeated="16333"/>
        </table:table-row>
        <table:table-row table:style-name="ro59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Operativo Contabile</text:p>
          </table:table-cell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table:formula="of:=[$S2.C14]" office:value-type="string" office:string-value="COLLABORATORI" calcext:value-type="string">
            <text:p>COLLABORATORI</text:p>
          </table:table-cell>
          <table:table-cell table:number-columns-repeated="16344"/>
        </table:table-row>
        <table:table-row table:style-name="ro59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dei Lavori</text:p>
          </table:table-cell>
          <table:table-cell table:number-columns-repeated="16344"/>
        </table:table-row>
        <table:table-row table:style-name="ro59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1" table:formula="of:=[$S2.C16]" office:value-type="string" office:string-value="Direttore Lavori" calcext:value-type="string">
            <text:p>Direttore Lavori</text:p>
          </table:table-cell>
          <table:table-cell table:number-columns-repeated="16344"/>
        </table:table-row>
        <table:table-row table:style-name="ro59" table:number-rows-repeated="1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9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ce781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9">
          <table:table-cell table:style-name="ce663"/>
          <table:table-cell table:style-name="ce678"/>
          <table:table-cell table:style-name="ce699" table:number-columns-repeated="33"/>
          <table:table-cell table:style-name="ce786"/>
          <table:table-cell table:style-name="ce823" table:number-columns-repeated="2"/>
          <table:table-cell table:style-name="ce843"/>
          <table:table-cell table:number-columns-repeated="16344"/>
        </table:table-row>
        <table:table-row table:style-name="ro59" table:number-rows-repeated="4">
          <table:table-cell table:style-name="ce666" table:number-columns-repeated="2"/>
          <table:table-cell table:style-name="ce697" table:number-columns-repeated="2"/>
          <table:table-cell table:style-name="ce720" table:number-columns-repeated="31"/>
          <table:table-cell table:style-name="ce781"/>
          <table:table-cell table:style-name="ce821" table:number-columns-repeated="2"/>
          <table:table-cell table:style-name="ce844"/>
          <table:table-cell table:number-columns-repeated="16344"/>
        </table:table-row>
        <table:table-row table:style-name="ro59" table:number-rows-repeated="1048483">
          <table:table-cell table:number-columns-repeated="16383"/>
        </table:table-row>
        <table:table-row table:style-name="ro1" table:number-rows-repeated="4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'Lista 1'.E4:'Lista 1'.AI4">
            <calcext:condition calcext:apply-style-name="ok" calcext:value="=&quot;d&quot;" calcext:base-cell-address="'Lista 1'.E4"/>
            <calcext:condition calcext:apply-style-name="ok" calcext:value="=&quot;s&quot;" calcext:base-cell-address="'Lista 1'.E4"/>
          </calcext:conditional-format>
        </calcext:conditional-formats>
      </table:table>
      <table:named-expressions>
        <table:named-range table:name="AA" table:base-cell-address="$COMPUTO.$A$1" table:cell-range-address="$COMPUTO.$AJ$3:.$AJ$8"/>
        <table:named-range table:name="BB" table:base-cell-address="$COMPUTO.$A$1" table:cell-range-address="$COMPUTO.$J$3:.$J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C$5"/>
        <table:named-range table:name="Lista" table:base-cell-address="$'Elenco Prezzi'.$A$1" table:cell-range-address="$'Elenco Prezzi'.$A$3:.$A$4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family-generic="swiss"/>
    <style:font-face style:name="Arial2" svg:font-family="Arial"/>
    <style:font-face style:name="Arial3" svg:font-family="Arial" style:font-adornments="Grassetto" style:font-family-generic="swiss" style:font-pitch="variable"/>
    <style:font-face style:name="Arial4" svg:font-family="Arial" style:font-adornments="Normale" style:font-family-generic="swiss" style:font-pitch="variable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Grassetto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adornments="Normale" style:font-family-generic="roman" style:font-pitch="variable"/>
    <style:font-face style:name="Liberation Serif2" svg:font-family="'Liberation Serif'" style:font-adornments="Grassetto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Liberation Serif4" svg:font-family="'Liberation Serif'" style:font-adornments="Corsivo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Verdana2" svg:font-family="Verdana" style:font-family-generic="swiss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percentage-style style:name="N10118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8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8P0"/>
    </number:percentage-style>
    <number:number-style style:name="N10119" number:language="it" number:country="IT">
      <number:number number:decimal-places="0" number:min-decimal-places="0" number:min-integer-digits="0"/>
    </number:number-style>
    <number:number-style style:name="N10121P0" style:volatile="true" number:language="it" number:country="IT">
      <number:number number:decimal-places="3" number:min-decimal-places="3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1P0"/>
    </number:number-style>
    <number:number-style style:name="N10122P0" style:volatile="true" number:language="it" number:country="IT">
      <number:number number:decimal-places="2" number:min-decimal-places="2" number:min-integer-digits="0" number:grouping="true"/>
    </number:number-style>
    <number:number-style style:name="N10122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122P0"/>
    </number:number-style>
    <number:number-style style:name="N10123P0" style:volatile="true" number:language="it" number:country="IT">
      <number:number number:decimal-places="0" number:min-decimal-places="0" number:min-integer-digits="1" number:grouping="true"/>
    </number:number-style>
    <number:number-style style:name="N10123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3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10120" number:language="it" number:country="IT" number:title="User-defined">
      <number:number number:decimal-places="3" number:min-decimal-places="3" number:min-integer-digits="1" number:grouping="true"/>
    </number:number-style>
    <number:number-style style:name="N10124" number:language="it" number:country="IT">
      <number:number number:decimal-places="1" number:min-decimal-places="1" number:min-integer-digits="2"/>
    </number:number-style>
    <number:number-style style:name="N10125P0" style:volatile="true" number:language="it" number:country="IT">
      <number:number number:decimal-places="2" number:min-decimal-places="2" number:min-integer-digits="1"/>
    </number:number-style>
    <number:number-style style:name="N10125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25P0"/>
    </number:number-style>
    <number:number-style style:name="N10126" number:language="it" number:country="IT">
      <number:number number:decimal-places="0" number:min-decimal-places="0" number:min-integer-digits="0" number:grouping="true"/>
    </number:number-style>
    <number:number-style style:name="N10127" number:language="it" number:country="IT">
      <number:number number:decimal-places="2" number:min-decimal-places="2" number:min-integer-digits="2"/>
    </number:number-style>
    <number:currency-style style:name="N10129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9P0"/>
    </number:currency-style>
    <number:date-style style:name="N1013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31" number:language="it" number:country="IT">
      <number:day number:style="long"/>
      <number:text>-</number:text>
      <number:month number:textual="true"/>
    </number:date-style>
    <number:date-style style:name="N10132" number:language="it" number:country="IT">
      <number:month number:textual="true"/>
      <number:text>-</number:text>
      <number:year/>
    </number:date-style>
    <number:time-style style:name="N10133" number:language="it" number:country="IT">
      <number:hours/>
      <number:text>.</number:text>
      <number:minutes number:style="long"/>
      <number:text> </number:text>
      <number:am-pm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5" number:language="it" number:country="IT">
      <number:hours/>
      <number:text>.</number:text>
      <number:minutes number:style="long"/>
    </number:time-style>
    <number:time-style style:name="N1013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8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8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39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4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1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5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6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6P0"/>
    </number:number-style>
    <number:number-style style:name="N10147" number:language="it" number:country="IT">
      <number:number number:decimal-places="1" number:min-decimal-places="1" number:min-integer-digits="1"/>
    </number:number-style>
    <number:percentage-style style:name="N10148" number:language="it" number:country="IT">
      <number:number number:decimal-places="1" number:min-decimal-places="1" number:min-integer-digits="1"/>
      <number:text>%</number:text>
    </number:percentage-style>
    <number:number-style style:name="N10149" number:language="it" number:country="IT">
      <number:number number:decimal-places="1" number:min-decimal-places="1" number:min-integer-digits="1" number:grouping="true"/>
    </number:number-style>
    <number:currency-style style:name="N10151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51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51P0"/>
    </number:currency-style>
    <number:date-style style:name="N10152" number:language="it" number:country="IT">
      <number:text>DD-</number:text>
      <number:month number:style="long"/>
      <number:text>-YYYY</number:text>
    </number:date-style>
    <number:date-style style:name="N10153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4P0" style:volatile="true" number:language="it" number:country="IT">
      <number:number number:decimal-places="0" number:min-decimal-places="0" number:min-integer-digits="1" number:grouping="true"/>
    </number:number-style>
    <number:number-style style:name="N10154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4P0"/>
    </number:number-style>
    <number:number-style style:name="N10155P0" style:volatile="true" number:language="it" number:country="IT">
      <number:number number:decimal-places="2" number:min-decimal-places="2" number:min-integer-digits="1" number:grouping="true"/>
    </number:number-style>
    <number:number-style style:name="N10155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5P0"/>
    </number:number-style>
    <number:number-style style:name="N10159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it" number:country="IT">
      <number:fill-character> </number:fill-character>
      <number:text>- </number:text>
    </number:number-style>
    <number:text-style style:name="N10159" number:language="it" number:country="IT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2" style:volatile="true" number:language="it" number:country="IT">
      <number:text> € </number:text>
      <number:fill-character> </number:fill-character>
      <number:text>- </number:text>
    </number:number-style>
    <number:text-style style:name="N10163" number:language="it" number:country="IT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7" number:language="it" number:country="IT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it" number:country="IT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it" number:country="IT">
      <number:minutes number:style="long"/>
      <number:text>.</number:text>
      <number:seconds number:style="long"/>
    </number:time-style>
    <number:time-style style:name="N1017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4" number:language="it" number:country="IT">
      <number:minutes number:style="long"/>
      <number:text>.</number:text>
      <number:seconds number:style="long" number:decimal-places="1"/>
    </number:time-style>
    <number:number-style style:name="N10175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9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9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9P2" style:volatile="true" number:language="it" number:country="IT">
      <number:text> - </number:text>
    </number:number-style>
    <number:text-style style:name="N10179" number:language="it" number:country="IT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3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3P2" style:volatile="true" number:language="it" number:country="IT">
      <number:text> € - </number:text>
    </number:number-style>
    <number:text-style style:name="N10183" number:language="it" number:country="IT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7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7" number:language="it" number:country="IT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1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1" number:language="it" number:country="IT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10192" number:language="it" number:country="IT">
      <number:text>YYYY-</number:text>
      <number:month number:style="long"/>
      <number:text>-DD</number:text>
    </number:date-style>
    <number:time-style style:name="N10193" number:language="it" number:country="IT">
      <number:minutes number:style="long"/>
      <number:text>.</number:text>
      <number:seconds number:style="long"/>
      <number:text>,</number:text>
    </number:time-style>
    <number:number-style style:name="N10196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8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8" number:language="it" number:country="IT">
      <number:text> </number:text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number-style style:name="N10201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1" number:language="it" number:country="IT">
      <number:text> </number:text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time-style style:name="N10202" number:language="it" number:country="IT">
      <number:hours/>
      <number:text>:</number:text>
      <number:minute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4" number:language="it" number:country="IT">
      <number:hours/>
      <number:text>:</number:text>
      <number:minutes number:style="long"/>
    </number:time-style>
    <number:time-style style:name="N102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7P0" style:volatile="true" number:language="it" number:country="IT">
      <number:number number:decimal-places="1" number:min-decimal-places="1" number:min-integer-digits="1" number:grouping="true"/>
    </number:number-style>
    <number:number-style style:name="N10207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7P0"/>
    </number:number-style>
    <number:date-style style:name="N1020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2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2" number:language="it" number:country="IT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3" number:language="it" number:country="IT">
      <number:number number:decimal-places="4" number:min-decimal-places="4" number:min-integer-digits="1" number:grouping="true"/>
    </number:number-style>
    <number:number-style style:name="N10214" number:language="it" number:country="IT">
      <number:number number:decimal-places="4" number:min-decimal-places="4" number:min-integer-digits="1"/>
    </number:number-style>
    <number:number-style style:name="N10215" number:language="it" number:country="IT">
      <number:number number:decimal-places="5" number:min-decimal-places="5" number:min-integer-digits="1"/>
    </number:number-style>
    <number:number-style style:name="N10216" number:language="it" number:country="IT">
      <number:number number:decimal-places="6" number:min-decimal-places="6" number:min-integer-digits="1"/>
    </number:number-style>
    <number:number-style style:name="N10217" number:language="it" number:country="IT">
      <number:number number:decimal-places="7" number:min-decimal-places="7" number:min-integer-digits="1"/>
    </number:number-style>
    <number:number-style style:name="N10218" number:language="it" number:country="IT">
      <number:number number:decimal-places="8" number:min-decimal-places="8" number:min-integer-digits="1"/>
    </number:number-style>
    <number:number-style style:name="N10219" number:language="it" number:country="IT">
      <number:number number:decimal-places="9" number:min-decimal-places="9" number:min-integer-digits="1"/>
    </number:number-style>
    <number:number-style style:name="N10220" number:language="it" number:country="IT">
      <number:number number:decimal-places="10" number:min-decimal-places="10" number:min-integer-digits="1"/>
    </number:number-style>
    <number:number-style style:name="N10221" number:language="it" number:country="IT">
      <number:number number:decimal-places="11" number:min-decimal-places="11" number:min-integer-digits="1"/>
    </number:number-style>
    <number:number-style style:name="N10222" number:language="it" number:country="IT">
      <number:number number:decimal-places="12" number:min-decimal-places="12" number:min-integer-digits="1"/>
    </number:number-style>
    <number:number-style style:name="N10223" number:language="it" number:country="IT">
      <number:number number:decimal-places="13" number:min-decimal-places="13" number:min-integer-digits="1"/>
    </number:number-style>
    <number:number-style style:name="N10224" number:language="it" number:country="IT">
      <number:number number:decimal-places="14" number:min-decimal-places="14" number:min-integer-digits="1"/>
    </number:number-style>
    <number:number-style style:name="N10225" number:language="it" number:country="IT">
      <number:number number:decimal-places="15" number:min-decimal-places="15" number:min-integer-digits="1"/>
    </number:number-style>
    <number:number-style style:name="N10226" number:language="it" number:country="IT">
      <number:number number:decimal-places="16" number:min-decimal-places="16" number:min-integer-digits="1"/>
    </number:number-style>
    <number:number-style style:name="N10227" number:language="it" number:country="IT">
      <number:number number:decimal-places="17" number:min-decimal-places="17" number:min-integer-digits="1"/>
    </number:number-style>
    <number:number-style style:name="N10228" number:language="it" number:country="IT">
      <number:number number:decimal-places="18" number:min-decimal-places="18" number:min-integer-digits="1"/>
    </number:number-style>
    <number:number-style style:name="N10229" number:language="it" number:country="IT">
      <number:number number:decimal-places="19" number:min-decimal-places="19" number:min-integer-digits="1"/>
    </number:number-style>
    <number:number-style style:name="N10230" number:language="it" number:country="IT">
      <number:number number:decimal-places="20" number:min-decimal-places="20" number:min-integer-digits="1"/>
    </number:number-style>
    <number:number-style style:name="N10231" number:language="it" number:country="IT" number:title="Personalizzato">
      <number:text>=</number:text>
    </number:number-style>
    <number:number-style style:name="N10235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5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5P2" style:volatile="true" number:language="it" number:country="IT">
      <number:text> L. - </number:text>
    </number:number-style>
    <number:text-style style:name="N10235" number:language="it" number:country="IT">
      <number:text-content/>
      <number:text> </number:text>
      <style:map style:condition="value()&gt;0" style:apply-style-name="N10235P0"/>
      <style:map style:condition="value()&lt;0" style:apply-style-name="N10235P1"/>
      <style:map style:condition="value()=0" style:apply-style-name="N10235P2"/>
    </number:text-style>
    <number:number-style style:name="N10237P0" style:volatile="true" number:language="it" number:country="IT">
      <number:number number:decimal-places="2" number:min-decimal-places="2" number:min-integer-digits="1" number:grouping="true"/>
    </number:number-style>
    <number:number-style style:name="N10237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7" number:language="it" number:country="IT">
      <number:number number:decimal-places="0" number:min-decimal-places="0" number:min-integer-digits="0"/>
      <style:map style:condition="value()&gt;0" style:apply-style-name="N10237P0"/>
      <style:map style:condition="value()&lt;0" style:apply-style-name="N10237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1" fo:font-family="'Liberation Serif'" style:font-style-name="Normale" style:font-family-generic="roman" style:font-pitch="variable" fo:font-size="8pt" style:font-name-complex="Arial2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4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111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ackground-color="#ffe4ff" style:diagonal-bl-tr="none" style:diagonal-tl-br="none" style:text-align-source="fix" style:repeat-content="false" fo:wrap-option="wrap" fo:border="0.06pt solid #000000" style:shadow="none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text-shadow="none" style:text-underline-style="none" fo:font-weight="normal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2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2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4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2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8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1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51pt solid #000000" fo:background-color="#dde8cb" style:diagonal-bl-tr="none" style:diagonal-tl-br="none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3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51pt solid #000000" fo:background-color="#dde8cb" style:cell-protect="none" style:print-content="true" style:diagonal-bl-tr="none" style:diagonal-tl-br="none" style:text-align-source="fix" style:repeat-content="false" fo:wrap-option="no-wrap" fo:border-left="0.51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51pt solid #000000" style:diagonal-bl-tr="none" style:diagonal-tl-br="none" fo:border-left="none" fo:border-right="0.51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1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 style:vertical-align="middle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1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e5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23">
      <style:table-cell-properties fo:background-color="#cfe7f5" style:diagonal-bl-tr="none" style:diagonal-tl-br="none" style:text-align-source="value-type" style:repeat-content="false" fo:wrap-option="wrap" fo:border="0.06pt solid #000000" fo:padding-bottom="0.049cm" fo:padding-left="0.049cm" fo:padding-right="0.049cm" fo:padding-top="0.199cm" style:vertical-align="middle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ackground-color="#ffe4ff" style:diagonal-bl-tr="none" style:diagonal-tl-br="none" style:text-align-source="fix" style:repeat-content="false" fo:wrap-option="wrap" fo:border="0.06pt solid #000000" style:vertical-align="top"/>
      <style:paragraph-properties fo:text-align="justify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An-lavoraz-desc" style:family="table-cell" style:parent-style-name="ULTIMUS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6cm" fo:border-right="none" fo:border-top="0.06pt solid #000000" loext:vertical-justify="auto"/>
      <style:paragraph-properties css3t:text-justify="auto" fo:margin-left="0cm"/>
      <style:text-properties style:font-name="Arial4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diagonal-bl-tr="none" style:diagonal-tl-br="none" style:text-align-source="value-type" style:repeat-content="false" fo:background-color="transparent" fo:border="0.06pt solid #000000" fo:padding="0.101cm" style:vertical-align="middle"/>
      <style:text-properties fo:color="#000000" style:font-name="Liberation Serif2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2" fo:font-family="'Liberation Serif'" style:font-style-name="Grassetto" style:font-family-generic="roman" style:font-pitch="variable" fo:font-size="8pt" fo:font-style="normal" fo:font-weight="normal"/>
    </style:style>
    <style:style style:name="Livello-1-scritta" style:family="table-cell" style:parent-style-name="ULTIMUS" style:data-style-name="N10003">
      <style:table-cell-properties fo:background-color="#90c8f2" style:diagonal-bl-tr="none" style:diagonal-tl-br="none" style:text-align-source="fix" style:repeat-content="false" fo:wrap-option="no-wrap" fo:border="0.51pt solid #000000" fo:padding="0.049cm" style:shrink-to-fit="false" style:vertical-align="middle"/>
      <style:paragraph-properties fo:text-align="end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diagonal-bl-tr="none" style:diagonal-tl-br="none" style:text-align-source="fix" style:repeat-content="false" fo:background-color="transparent" fo:border="0.06pt solid #000000" fo:padding="0.15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2" fo:font-family="'Liberation Serif'" style:font-style-name="Grassetto" style:font-family-generic="roman" style:font-pitch="variable" fo:font-size="8pt" fo:font-weight="normal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fix" style:repeat-content="false" fo:background-color="transparent" fo:border="0.06pt solid #000000" fo:padding="0.15cm" style:vertical-align="top"/>
      <style:paragraph-properties fo:text-align="end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e4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5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fo:wrap-option="wrap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1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4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1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diagonal-bl-tr="none" style:diagonal-tl-br="none" style:text-align-source="fix" style:repeat-content="false" fo:border-left="none" fo:padding="0.15cm" fo:border-right="none" fo:border-top="0.06pt solid #000000" style:vertical-align="middle"/>
      <style:paragraph-properties fo:text-align="end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19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19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2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1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2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2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2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5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1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7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7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6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1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6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4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4">
      <style:table-cell-properties style:diagonal-bl-tr="none" style:diagonal-tl-br="none" style:text-align-source="fix" style:repeat-content="false" fo:background-color="transparent" fo:border="0.06pt solid #000000" fo:padding="0.161cm"/>
      <style:paragraph-properties fo:text-align="end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style:diagonal-bl-tr="none" style:diagonal-tl-br="none" style:text-align-source="fix" style:repeat-content="false" fo:background-color="transparent" fo:border="0.06pt solid #000000" loext:vertical-justify="auto"/>
      <style:paragraph-properties fo:text-align="center" css3t:text-justify="auto"/>
      <style:text-properties style:font-name="Liberation Serif2" fo:font-family="'Liberation Serif'" style:font-style-name="Grassetto" style:font-family-generic="roman" style:font-pitch="variable" fo:font-size="8pt" fo:font-weight="normal"/>
    </style:style>
    <style:style style:name="An-lavoraz-Cod-sx" style:family="table-cell" style:parent-style-name="An-lavoraz-input" style:data-style-name="N10100">
      <style:table-cell-properties fo:background-color="#ffe4ff" style:diagonal-bl-tr="none" style:diagonal-tl-br="none" style:text-align-source="fix" style:repeat-content="false" fo:border="0.06pt solid #000000" fo:padding-bottom="0.199cm" fo:padding-left="0.085cm" fo:padding-right="0.085cm" fo:padding-top="0.199cm" style:vertical-align="top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style:diagonal-bl-tr="none" style:diagonal-tl-br="none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4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4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002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002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f5f5f5" style:diagonal-bl-tr="none" style:diagonal-tl-br="none" style:text-align-source="fix" style:repeat-content="false" style:vertical-align="middle"/>
      <style:paragraph-properties fo:text-align="center"/>
      <style:text-properties style:font-name="Liberation Sans Narrow2" fo:font-family="'Liberation Sans Narrow'" style:font-style-name="Normale" style:font-family-generic="swiss" style:font-pitch="variable" fo:font-weight="bold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3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1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1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1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122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2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escription>N.B.: Si consiglia di archiviare sempre (insieme al computo) una copia della libreria oxt usata per creare il computo.
Vecchi archivi su leeno.org.</dc:description>
    <meta:creation-date>2025-03-14T22:54:30.802789800</meta:creation-date>
    <meta:editing-cycles>1</meta:editing-cycles>
    <meta:editing-duration>P0D</meta:editing-duration>
    <dc:title>Computo_LeenO</dc:title>
    <meta:document-statistic meta:table-count="17" meta:cell-count="2307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139722fwms.tmp_/LeenO.oxt/template/leeno/Computo_LeenO.ods" meta:date="2025-03-14T22:54:30.3116741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